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6500000072B56AD09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47a00" draw:textarea-horizontal-align="left" draw:textarea-vertical-align="middle" draw:auto-grow-height="true" fo:padding-top="0.13cm" fo:padding-bottom="0.13cm" fo:padding-left="0.25cm" fo:padding-right="0.25cm" fo:wrap-option="no-wrap" draw:shadow-color="#777777"/>
    </style:style>
    <style:style style:name="gr3" style:family="graphic" style:parent-style-name="standard">
      <style:graphic-properties draw:stroke="none" draw:fill="none" draw:fill-color="#f47a00" draw:textarea-horizontal-align="justify" draw:textarea-vertical-align="top" draw:auto-grow-height="true" fo:padding-top="0.13cm" fo:padding-bottom="0.13cm" fo:padding-left="0.25cm" fo:padding-right="0.25cm" fo:wrap-option="no-wrap" draw:shadow-color="#777777"/>
    </style:style>
    <style:style style:name="gr4" style:family="graphic" style:parent-style-name="standard">
      <style:graphic-properties draw:stroke="solid" svg:stroke-width="0.071cm" svg:stroke-color="#000000" draw:marker-end="msArrowOpenEnd_20_9" draw:marker-end-width="0.42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777777"/>
    </style:style>
    <style:style style:name="gr5" style:family="graphic" style:parent-style-name="standard">
      <style:graphic-properties draw:stroke="solid" svg:stroke-width="0.071cm" svg:stroke-color="#000000" draw:marker-end="msArrowOpenEnd_20_9" draw:marker-end-width="0.42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777777"/>
    </style:style>
    <style:style style:name="gr6" style:family="graphic" style:parent-style-name="standard">
      <style:graphic-properties draw:stroke="solid" svg:stroke-width="0.079cm" svg:stroke-color="#000000" draw:stroke-linejoin="miter" draw:fill="none" draw:fill-color="#f47a00" draw:textarea-horizontal-align="justify" draw:textarea-vertical-align="top" draw:auto-grow-height="true" fo:padding-top="0.13cm" fo:padding-bottom="0.13cm" fo:padding-left="0.25cm" fo:padding-right="0.25cm" fo:wrap-option="wrap" draw:shadow-color="#777777"/>
    </style:style>
    <style:style style:name="gr7" style:family="graphic" style:parent-style-name="standard">
      <style:graphic-properties draw:stroke="solid" svg:stroke-width="0.071cm" svg:stroke-color="#ff0000" draw:marker-end="msArrowEnd_20_9" draw:marker-end-width="0.355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777777"/>
    </style:style>
    <style:style style:name="gr8" style:family="graphic" style:parent-style-name="standard">
      <style:graphic-properties draw:stroke="solid" svg:stroke-width="0.071cm" svg:stroke-color="#0000ff" draw:marker-end="msArrowEnd_20_9" draw:marker-end-width="0.355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777777"/>
    </style:style>
    <style:style style:name="gr9" style:family="graphic" style:parent-style-name="standard">
      <style:graphic-properties draw:stroke="solid" svg:stroke-width="0.053cm" svg:stroke-color="#0000ff" draw:stroke-linejoin="miter" draw:fill="none" draw:fill-color="#f47a00" draw:textarea-horizontal-align="left" draw:textarea-vertical-align="middle" draw:auto-grow-height="true" fo:padding-top="0.13cm" fo:padding-bottom="0.13cm" fo:padding-left="0.25cm" fo:padding-right="0.25cm" fo:wrap-option="wrap" draw:shadow-color="#777777"/>
    </style:style>
    <style:style style:name="gr10" style:family="graphic" style:parent-style-name="standard">
      <style:graphic-properties draw:stroke="solid" svg:stroke-width="0.071cm" svg:stroke-color="#000000" draw:marker-end="msArrowEnd_20_9" draw:marker-end-width="0.355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777777"/>
    </style:style>
    <style:style style:name="gr11" style:family="graphic" style:parent-style-name="standard">
      <style:graphic-properties draw:stroke="none" draw:fill="solid" draw:fill-color="#cc99ff" draw:textarea-horizontal-align="left" draw:textarea-vertical-align="middle" draw:auto-grow-height="true" fo:padding-top="0.13cm" fo:padding-bottom="0.13cm" fo:padding-left="0.25cm" fo:padding-right="0.25cm" fo:wrap-option="no-wrap" draw:shadow-color="#777777"/>
    </style:style>
    <style:style style:name="gr12" style:family="graphic" style:parent-style-name="standard">
      <style:graphic-properties draw:stroke="solid" svg:stroke-width="0.079cm" svg:stroke-color="#f47a00" draw:stroke-linejoin="miter" draw:fill="none" draw:fill-color="#f47a00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13" style:family="graphic" style:parent-style-name="standard">
      <style:graphic-properties draw:stroke="solid" svg:stroke-width="0.026cm" svg:stroke-color="#a50021" draw:stroke-linejoin="miter" draw:fill="none" draw:fill-color="#f47a00" draw:textarea-horizontal-align="left" draw:textarea-vertical-align="middle" draw:auto-grow-height="true" fo:padding-top="0.13cm" fo:padding-bottom="0.13cm" fo:padding-left="0.25cm" fo:padding-right="0.25cm" fo:wrap-option="wrap" draw:shadow-color="#777777"/>
    </style:style>
    <style:style style:name="gr14" style:family="graphic" style:parent-style-name="standard">
      <style:graphic-properties draw:stroke="solid" svg:stroke-width="0.026cm" svg:stroke-color="#000000" draw:stroke-linejoin="miter" draw:fill="none" draw:fill-color="#f47a00" draw:textarea-horizontal-align="justify" draw:textarea-vertical-align="middle" draw:auto-grow-height="true" fo:padding-top="0.13cm" fo:padding-bottom="0.13cm" fo:padding-left="0.25cm" fo:padding-right="0.25cm" fo:wrap-option="wrap" draw:shadow-color="#777777"/>
    </style:style>
    <style:style style:name="gr15" style:family="graphic" style:parent-style-name="standard" style:list-style-name="L7">
      <style:graphic-properties draw:stroke="none" draw:fill="none" draw:fill-color="#f47a00" draw:textarea-horizontal-align="justify" draw:textarea-vertical-align="top" draw:auto-grow-height="true" fo:min-height="1.831cm" fo:padding-top="0.13cm" fo:padding-bottom="0.13cm" fo:padding-left="0.25cm" fo:padding-right="0.25cm" fo:wrap-option="wrap" draw:shadow-color="#777777"/>
    </style:style>
    <style:style style:name="gr16" style:family="graphic" style:parent-style-name="standard">
      <style:graphic-properties draw:stroke="solid" svg:stroke-width="0.071cm" svg:stroke-color="#0000ff" draw:marker-end="msArrowOpenEnd_20_9" draw:marker-end-width="0.42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777777"/>
    </style:style>
    <style:style style:name="gr17" style:family="graphic" style:parent-style-name="standard">
      <style:graphic-properties draw:stroke="solid" svg:stroke-width="0.071cm" svg:stroke-color="#008000" draw:marker-end="msArrowEnd_20_9" draw:marker-end-width="0.355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777777"/>
    </style:style>
    <style:style style:name="pr1" style:family="presentation" style:parent-style-name="Başlık1-title">
      <style:graphic-properties draw:stroke="none" draw:fill="none" draw:fill-color="#f47a00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777777"/>
    </style:style>
    <style:style style:name="pr2" style:family="presentation" style:parent-style-name="Başlık1-notes">
      <style:graphic-properties draw:stroke="none" draw:fill="none" draw:fill-color="#bbe0e3" draw:auto-grow-height="true" fo:min-height="12.001cm" draw:shadow-color="#808080"/>
    </style:style>
    <style:style style:name="pr3" style:family="presentation" style:parent-style-name="Varsayılan-title">
      <style:graphic-properties draw:stroke="none" draw:fill="none" draw:fill-color="#f47a00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 draw:shadow-color="#777777"/>
    </style:style>
    <style:style style:name="pr4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14.981cm" fo:min-width="0cm" fo:padding-top="0.13cm" fo:padding-bottom="0.13cm" fo:padding-left="0.25cm" fo:padding-right="0.25cm" fo:wrap-option="wrap" draw:shadow-color="#777777"/>
    </style:style>
    <style:style style:name="pr5" style:family="presentation" style:parent-style-name="Varsayılan-notes">
      <style:graphic-properties draw:stroke="none" draw:fill="none" draw:fill-color="#bbe0e3" draw:auto-grow-height="true" fo:min-height="12.001cm" draw:shadow-color="#808080"/>
    </style:style>
    <style:style style:name="pr6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14.557cm" fo:min-width="0cm" fo:padding-top="0.13cm" fo:padding-bottom="0.13cm" fo:padding-left="0.25cm" fo:padding-right="0.25cm" fo:wrap-option="wrap" draw:shadow-color="#777777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0.705cm" fo:margin-bottom="0cm" fo:text-indent="0cm"/>
    </style:style>
    <style:style style:name="P5" style:family="paragraph">
      <style:paragraph-properties fo:margin-left="0cm" fo:margin-right="0cm" fo:margin-top="0.123cm" fo:margin-bottom="0cm" fo:text-indent="0cm"/>
    </style:style>
    <style:style style:name="P6" style:family="paragraph">
      <style:paragraph-properties fo:margin-left="0cm" fo:margin-right="0cm" fo:margin-top="0.617cm" fo:margin-bottom="0cm" fo:text-indent="0cm"/>
    </style:style>
    <style:style style:name="P7" style:family="paragraph">
      <style:paragraph-properties fo:margin-left="0cm" fo:margin-right="0cm" fo:margin-top="0.105cm" fo:margin-bottom="0cm" fo:text-indent="0cm"/>
    </style:style>
    <style:style style:name="P8" style:family="paragraph">
      <style:paragraph-properties fo:margin-left="0cm" fo:margin-right="0cm" fo:margin-top="0.529cm" fo:margin-bottom="0cm" fo:text-indent="0cm"/>
    </style:style>
    <style:style style:name="P9" style:family="paragraph">
      <style:paragraph-properties fo:margin-left="0cm" fo:margin-right="0cm" fo:margin-top="0.088cm" fo:margin-bottom="0cm" fo:text-indent="0cm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13" style:family="paragraph">
      <style:paragraph-properties fo:margin-left="0cm" fo:margin-right="0cm" fo:margin-top="0.088cm" fo:margin-bottom="0cm" fo:line-height="100%" fo:text-indent="0cm"/>
    </style:style>
    <style:style style:name="P14" style:family="paragraph">
      <style:paragraph-properties fo:margin-left="0cm" fo:margin-right="0cm" fo:line-height="100%" fo:text-align="center" fo:text-indent="0cm"/>
    </style:style>
    <style:style style:name="P15" style:family="paragraph">
      <style:paragraph-properties fo:margin-left="0cm" fo:margin-right="0cm" fo:margin-top="0.529cm" fo:margin-bottom="0cm" fo:line-height="160%" fo:text-indent="0cm"/>
    </style:style>
    <style:style style:name="P16" style:family="paragraph">
      <style:paragraph-properties fo:margin-left="0cm" fo:margin-right="0cm" fo:margin-top="0.529cm" fo:margin-bottom="0cm" fo:line-height="140%" fo:text-indent="0cm"/>
    </style:style>
    <style:style style:name="P17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P18" style:family="paragraph">
      <style:paragraph-properties style:writing-mode="lr-tb" style:font-independent-line-spacing="true"/>
      <style:text-properties fo:font-size="28pt" style:font-size-asian="28pt" style:font-size-complex="28pt"/>
    </style:style>
    <style:style style:name="P19" style:family="paragraph">
      <style:paragraph-properties fo:margin-left="0cm" fo:margin-right="0cm" fo:line-height="30%" fo:text-indent="0cm"/>
    </style:style>
    <style:style style:name="P20" style:family="paragraph">
      <style:paragraph-properties fo:margin-left="0cm" fo:margin-right="0cm" fo:line-height="110%" fo:text-indent="0cm"/>
    </style:style>
    <style:style style:name="P21" style:family="paragraph">
      <style:paragraph-properties fo:margin-left="0cm" fo:margin-right="0cm" fo:line-height="70%" fo:text-indent="0cm"/>
    </style:style>
    <style:style style:name="P22" style:family="paragraph">
      <style:paragraph-properties fo:margin-left="0cm" fo:margin-right="0cm" fo:line-height="80%" fo:text-indent="0cm"/>
    </style:style>
    <style:style style:name="P23" style:family="paragraph">
      <style:paragraph-properties fo:margin-left="0cm" fo:margin-right="0cm" fo:line-height="60%" fo:text-indent="0cm"/>
    </style:style>
    <style:style style:name="P24" style:family="paragraph">
      <style:paragraph-properties fo:margin-left="0cm" fo:margin-right="0cm" fo:line-height="20%" fo:text-indent="0cm"/>
    </style:style>
    <style:style style:name="T1" style:family="text">
      <style:text-properties fo:color="#0000ff" fo:font-size="32pt" style:font-size-asian="32pt" style:font-size-complex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size="28pt" fo:font-style="normal" style:font-size-asian="28pt" style:font-style-asian="normal" style:font-size-complex="28pt" style:font-style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8pt" fo:language="en" fo:country="US" style:font-size-asian="28pt" style:font-size-complex="28pt"/>
    </style:style>
    <style:style style:name="T8" style:family="text">
      <style:text-properties fo:font-size="24pt" fo:language="en" fo:country="US" style:font-size-asian="24pt" style:font-size-complex="24pt"/>
    </style:style>
    <style:style style:name="T9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10" style:family="text">
      <style:text-properties fo:font-size="24pt" fo:language="en" fo:country="US" fo:font-weight="normal" style:font-size-asian="24pt" style:font-weight-asian="normal" style:font-size-complex="24pt" style:font-weight-complex="normal"/>
    </style:style>
    <style:style style:name="T11" style:family="text">
      <style:text-properties fo:font-family="'Courier New'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12" style:family="text">
      <style:text-properties fo:language="en" fo:country="US"/>
    </style:style>
    <style:style style:name="T13" style:family="text">
      <style:text-properties fo:color="#ff0000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40pt" fo:font-weight="bold" style:font-size-asian="40pt" style:font-weight-asian="bold" style:font-size-complex="40pt" style:font-weight-complex="bold"/>
    </style:style>
    <style:style style:name="T16" style:family="text">
      <style:text-properties fo:font-family="'Courier New'" style:font-family-generic="modern" style:font-pitch="fixed" fo:language="en" fo:country="US" fo:font-weight="bold" style:font-weight-asian="bold" style:font-weight-complex="bold"/>
    </style:style>
    <style:style style:name="T17" style:family="text">
      <style:text-properties fo:color="#ff0000" fo:font-family="'Courier New'" style:font-family-generic="modern" style:font-pitch="fixed" fo:language="en" fo:country="US" fo:font-weight="bold" style:font-weight-asian="bold" style:font-weight-complex="bold"/>
    </style:style>
    <style:style style:name="T18" style:family="text">
      <style:text-properties fo:color="#0000ff" fo:font-family="'Courier New'" style:font-family-generic="modern" style:font-pitch="fixed" fo:language="en" fo:country="US" fo:font-weight="bold" style:font-weight-asian="bold" style:font-weight-complex="bold"/>
    </style:style>
    <style:style style:name="T19" style:family="text">
      <style:text-properties fo:color="#ff0000"/>
    </style:style>
    <style:style style:name="T20" style:family="text">
      <style:text-properties fo:color="#0000ff"/>
    </style:style>
    <style:style style:name="T21" style:family="text">
      <style:text-properties fo:language="en" fo:country="US" style:text-underline-style="solid" style:text-underline-width="auto" style:text-underline-color="font-color"/>
    </style:style>
    <style:style style:name="T22" style:family="text">
      <style:text-properties fo:color="#a50021" fo:language="en" fo:country="US"/>
    </style:style>
    <style:style style:name="T23" style:family="text">
      <style:text-properties fo:language="en" fo:country="US" fo:font-style="italic" style:font-style-asian="italic" style:font-style-complex="italic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color="#000066" fo:font-size="14pt" style:font-size-asian="14pt" style:font-size-complex="14pt"/>
    </style:style>
    <style:style style:name="T27" style:family="text">
      <style:text-properties fo:color="#000066" fo:font-size="20pt" style:font-size-asian="20pt" style:font-size-complex="20pt"/>
    </style:style>
    <style:style style:name="T28" style:family="text">
      <style:text-properties fo:font-family="'Courier New'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29" style:family="text">
      <style:text-properties fo:color="#a50021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2" style:family="text">
      <style:text-properties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33" style:family="text">
      <style:text-properties fo:color="#a50021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34" style:family="text">
      <style:text-properties fo:color="#0000ff" fo:language="en" fo:country="US"/>
    </style:style>
    <style:style style:name="T35" style:family="text">
      <style:text-properties fo:color="#0000ff" fo:language="en" fo:country="US" fo:font-weight="bold" style:font-weight-asian="bold" style:font-weight-complex="bold"/>
    </style:style>
    <style:style style:name="T36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7" style:family="text">
      <style:text-properties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38" style:family="text">
      <style:text-properties fo:color="#008000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39" style:family="text">
      <style:text-properties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40" style:family="text">
      <style:text-properties fo:color="#ff0000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41" style:family="text">
      <style:text-properties fo:color="#0000ff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42" style:family="text">
      <style:text-properties fo:color="#0000ff" fo:font-family="Arial" style:font-family-generic="swiss" style:font-pitch="variable" fo:font-size="20pt" style:font-size-asian="20pt" style:font-size-complex="20pt"/>
    </style:style>
    <style:style style:name="T43" style:family="text">
      <style:text-properties fo:color="#008000"/>
    </style:style>
    <style:style style:name="T44" style:family="text">
      <style:text-properties fo:color="#a50021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45" style:family="text">
      <style:text-properties fo:color="#ff0000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46" style:family="text">
      <style:text-properties fo:color="#a50021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text:list-style style:name="L1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">
        <style:list-level-properties text:space-before="0.943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/>
        <style:text-properties fo:font-family="Helvetica" style:font-family-generic="swiss" style:font-pitch="variable" fo:color="#000066" fo:font-size="100%"/>
      </text:list-level-style-bullet>
      <text:list-level-style-bullet text:level="5" text:bullet-char="•">
        <style:list-level-properties text:space-before="3.814cm"/>
        <style:text-properties fo:font-family="Helvetica" style:font-family-generic="swiss" style:font-pitch="variable" fo:color="#000000" fo:font-size="100%"/>
      </text:list-level-style-bullet>
      <text:list-level-style-bullet text:level="6" text:bullet-char="•">
        <style:list-level-properties text:space-before="3.814cm"/>
        <style:text-properties fo:font-family="Helvetica" style:font-family-generic="swiss" style:font-pitch="variable" fo:color="#000000" fo:font-size="100%"/>
      </text:list-level-style-bullet>
      <text:list-level-style-bullet text:level="7" text:bullet-char="•">
        <style:list-level-properties text:space-before="3.814cm"/>
        <style:text-properties fo:font-family="Helvetica" style:font-family-generic="swiss" style:font-pitch="variable" fo:color="#000000" fo:font-size="100%"/>
      </text:list-level-style-bullet>
      <text:list-level-style-bullet text:level="8" text:bullet-char="•">
        <style:list-level-properties text:space-before="3.814cm"/>
        <style:text-properties fo:font-family="Helvetica" style:font-family-generic="swiss" style:font-pitch="variable" fo:color="#000000" fo:font-size="100%"/>
      </text:list-level-style-bullet>
      <text:list-level-style-bullet text:level="9" text:bullet-char="•">
        <style:list-level-properties text:space-before="3.814cm"/>
        <style:text-properties fo:font-family="Helvetica" style:font-family-generic="swiss" style:font-pitch="variable" fo:color="#000000" fo:font-size="100%"/>
      </text:list-level-style-bullet>
      <text:list-level-style-bullet text:level="10" text:bullet-char="•">
        <style:list-level-properties text:space-before="3.814cm"/>
        <style:text-properties fo:font-family="Helvetic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621cm"/>
        <style:text-properties fo:font-family="Helvetica" style:font-family-generic="swiss" style:font-pitch="variable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•">
        <style:list-level-properties text:space-before="3.814cm" text:min-label-width="0.622cm"/>
        <style:text-properties fo:font-family="Helvetica" style:font-family-generic="swiss" style:font-pitch="variable" fo:color="#000000" fo:font-size="100%"/>
      </text:list-level-style-bullet>
      <text:list-level-style-bullet text:level="6" text:bullet-char="•">
        <style:list-level-properties text:space-before="3.814cm" text:min-label-width="0.622cm"/>
        <style:text-properties fo:font-family="Helvetica" style:font-family-generic="swiss" style:font-pitch="variable" fo:color="#000000" fo:font-size="100%"/>
      </text:list-level-style-bullet>
      <text:list-level-style-bullet text:level="7" text:bullet-char="•">
        <style:list-level-properties text:space-before="3.814cm" text:min-label-width="0.622cm"/>
        <style:text-properties fo:font-family="Helvetica" style:font-family-generic="swiss" style:font-pitch="variable" fo:color="#000000" fo:font-size="100%"/>
      </text:list-level-style-bullet>
      <text:list-level-style-bullet text:level="8" text:bullet-char="•">
        <style:list-level-properties text:space-before="3.814cm" text:min-label-width="0.622cm"/>
        <style:text-properties fo:font-family="Helvetica" style:font-family-generic="swiss" style:font-pitch="variable" fo:color="#000000" fo:font-size="100%"/>
      </text:list-level-style-bullet>
      <text:list-level-style-bullet text:level="9" text:bullet-char="•">
        <style:list-level-properties text:space-before="3.814cm" text:min-label-width="0.622cm"/>
        <style:text-properties fo:font-family="Helvetica" style:font-family-generic="swiss" style:font-pitch="variable" fo:color="#000000" fo:font-size="100%"/>
      </text:list-level-style-bullet>
      <text:list-level-style-bullet text:level="10" text:bullet-char="•">
        <style:list-level-properties text:space-before="3.814cm" text:min-label-width="0.622cm"/>
        <style:text-properties fo:font-family="Helvetic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space-before="3.814cm" text:min-label-width="0.622cm"/>
        <style:text-properties fo:font-family="Helvetica" style:font-family-generic="swiss" style:font-pitch="variable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•">
        <style:list-level-properties text:space-before="3.814cm" text:min-label-width="0.622cm"/>
        <style:text-properties fo:font-family="Helvetica" style:font-family-generic="swiss" style:font-pitch="variable" fo:color="#000000" fo:font-size="100%"/>
      </text:list-level-style-bullet>
      <text:list-level-style-bullet text:level="6" text:bullet-char="•">
        <style:list-level-properties text:space-before="3.814cm" text:min-label-width="0.622cm"/>
        <style:text-properties fo:font-family="Helvetica" style:font-family-generic="swiss" style:font-pitch="variable" fo:color="#000000" fo:font-size="100%"/>
      </text:list-level-style-bullet>
      <text:list-level-style-bullet text:level="7" text:bullet-char="•">
        <style:list-level-properties text:space-before="3.814cm" text:min-label-width="0.622cm"/>
        <style:text-properties fo:font-family="Helvetica" style:font-family-generic="swiss" style:font-pitch="variable" fo:color="#000000" fo:font-size="100%"/>
      </text:list-level-style-bullet>
      <text:list-level-style-bullet text:level="8" text:bullet-char="•">
        <style:list-level-properties text:space-before="3.814cm" text:min-label-width="0.622cm"/>
        <style:text-properties fo:font-family="Helvetica" style:font-family-generic="swiss" style:font-pitch="variable" fo:color="#000000" fo:font-size="100%"/>
      </text:list-level-style-bullet>
      <text:list-level-style-bullet text:level="9" text:bullet-char="•">
        <style:list-level-properties text:space-before="3.814cm" text:min-label-width="0.622cm"/>
        <style:text-properties fo:font-family="Helvetica" style:font-family-generic="swiss" style:font-pitch="variable" fo:color="#000000" fo:font-size="100%"/>
      </text:list-level-style-bullet>
      <text:list-level-style-bullet text:level="10" text:bullet-char="•">
        <style:list-level-properties text:space-before="3.814cm" text:min-label-width="0.622cm"/>
        <style:text-properties fo:font-family="Helvetica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space-before="3.814cm" text:min-label-width="0.622cm"/>
        <style:text-properties fo:font-family="Helvetica" style:font-family-generic="swiss" style:font-pitch="variable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'Courier New'" style:font-family-generic="modern" style:font-pitch="fixed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•">
        <style:list-level-properties text:space-before="3.814cm" text:min-label-width="0.622cm"/>
        <style:text-properties fo:font-family="Helvetica" style:font-family-generic="swiss" style:font-pitch="variable" fo:color="#000000" fo:font-size="100%"/>
      </text:list-level-style-bullet>
      <text:list-level-style-bullet text:level="6" text:bullet-char="•">
        <style:list-level-properties text:space-before="3.814cm" text:min-label-width="0.622cm"/>
        <style:text-properties fo:font-family="Helvetica" style:font-family-generic="swiss" style:font-pitch="variable" fo:color="#000000" fo:font-size="100%"/>
      </text:list-level-style-bullet>
      <text:list-level-style-bullet text:level="7" text:bullet-char="•">
        <style:list-level-properties text:space-before="3.814cm" text:min-label-width="0.622cm"/>
        <style:text-properties fo:font-family="Helvetica" style:font-family-generic="swiss" style:font-pitch="variable" fo:color="#000000" fo:font-size="100%"/>
      </text:list-level-style-bullet>
      <text:list-level-style-bullet text:level="8" text:bullet-char="•">
        <style:list-level-properties text:space-before="3.814cm" text:min-label-width="0.622cm"/>
        <style:text-properties fo:font-family="Helvetica" style:font-family-generic="swiss" style:font-pitch="variable" fo:color="#000000" fo:font-size="100%"/>
      </text:list-level-style-bullet>
      <text:list-level-style-bullet text:level="9" text:bullet-char="•">
        <style:list-level-properties text:space-before="3.814cm" text:min-label-width="0.622cm"/>
        <style:text-properties fo:font-family="Helvetica" style:font-family-generic="swiss" style:font-pitch="variable" fo:color="#000000" fo:font-size="100%"/>
      </text:list-level-style-bullet>
      <text:list-level-style-bullet text:level="10" text:bullet-char="•">
        <style:list-level-properties text:space-before="3.814cm" text:min-label-width="0.622cm"/>
        <style:text-properties fo:font-family="Helvetica" style:font-family-generic="swiss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➇">
        <style:list-level-properties text:space-before="0.943cm"/>
        <style:text-properties fo:font-family="StarSymbol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/>
        <style:text-properties fo:font-family="StarSymbol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/>
        <style:text-properties fo:font-family="StarSymbol" style:font-family-generic="swiss" style:font-pitch="variable" fo:color="#000066" fo:font-size="100%"/>
      </text:list-level-style-bullet>
      <text:list-level-style-bullet text:level="5" text:bullet-char="•">
        <style:list-level-properties text:space-before="3.814cm"/>
        <style:text-properties fo:font-family="StarSymbol" style:font-family-generic="swiss" style:font-pitch="variable" fo:color="#000000" fo:font-size="100%"/>
      </text:list-level-style-bullet>
      <text:list-level-style-bullet text:level="6" text:bullet-char="•">
        <style:list-level-properties text:space-before="3.814cm"/>
        <style:text-properties fo:font-family="StarSymbol" style:font-family-generic="swiss" style:font-pitch="variable" fo:color="#000000" fo:font-size="100%"/>
      </text:list-level-style-bullet>
      <text:list-level-style-bullet text:level="7" text:bullet-char="•">
        <style:list-level-properties text:space-before="3.814cm"/>
        <style:text-properties fo:font-family="StarSymbol" style:font-family-generic="swiss" style:font-pitch="variable" fo:color="#000000" fo:font-size="100%"/>
      </text:list-level-style-bullet>
      <text:list-level-style-bullet text:level="8" text:bullet-char="•">
        <style:list-level-properties text:space-before="3.814cm"/>
        <style:text-properties fo:font-family="StarSymbol" style:font-family-generic="swiss" style:font-pitch="variable" fo:color="#000000" fo:font-size="100%"/>
      </text:list-level-style-bullet>
      <text:list-level-style-bullet text:level="9" text:bullet-char="•">
        <style:list-level-properties text:space-before="3.814cm"/>
        <style:text-properties fo:font-family="StarSymbol" style:font-family-generic="swiss" style:font-pitch="variable" fo:color="#000000" fo:font-size="100%"/>
      </text:list-level-style-bullet>
      <text:list-level-style-bullet text:level="10" text:bullet-char="•">
        <style:list-level-properties text:space-before="3.814cm"/>
        <style:text-properties fo:font-family="StarSymbol" style:font-family-generic="swiss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Function Pointers and  Abstract Data Types" draw:style-name="dp1" draw:master-page-name="Başlık1" presentation:presentation-page-layout-name="AL1T0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Fonksiyon Göstericileri ve </text:span><text:span text:style-name="T1"><text:line-break/></text:span><text:span text:style-name="T1">Soyut Veri Türleri</text:span></text:p>
              </text:list-header>
            </text:list>
          </draw:text-box>
        </draw:frame>
        <presentation:notes draw:style-name="dp2">
          <draw:page-thumbnail draw:style-name="gr1" draw:layer="layout" svg:width="13.335cm" svg:height="10.001cm" svg:x="3.493cm" svg:y="2.002cm" draw:page-number="1" presentation:class="page"/>
          <draw:frame presentation:style-name="pr2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Goals of Today’s Lecture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Bugün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4"><text:span text:style-name="T2">Veri türleri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Tür dönüşümü</text:span></text:p>
                  </text:list-item>
                  <text:list-item>
                    <text:p text:style-name="P5"><text:span text:style-name="T3">Türlerin sınırları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Fonksiyon göstericileri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Tamsayı dizisini veya dizgiyi sıralama</text:span></text:p>
                  </text:list-item>
                  <text:list-item>
                    <text:p text:style-name="P5"><text:span text:style-name="T4">Herhangi </text:span><text:span text:style-name="T5">bir tür diziyi sıralama</text:span></text:p>
                    <text:list>
                      <text:list-item>
                        <text:p text:style-name="P5"><text:span text:style-name="T3">Void göstericiler ve dönüşüm (casting)</text:span></text:p>
                      </text:list-item>
                      <text:list-item>
                        <text:p text:style-name="P5"><text:span text:style-name="T3">Fonksiyon göstericileri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<text:span text:style-name="T2">Soyut Veri Türleri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“</text:span><text:span text:style-name="T3">dizi” SVT tasarım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1cm" svg:x="3.493cm" svg:y="2.002cm" draw:page-number="2" presentation:class="page"/>
          <draw:frame presentation:style-name="pr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Data Types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Veri Türleri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6"><text:span text:style-name="T3">Herşey bitlerle temsil edilir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Genelde bayt veya kelime seviyesinde işlenir</text:span></text:p>
                  </text:list-item>
                  <text:list-item>
                    <text:p text:style-name="P7"><text:span text:style-name="T6">Makine kodu emirleriyle yorumlanabilir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Tür veri parçasının niteliğidir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Veri hakkında bilgisayara bir şeyler söyler</text:span></text:p>
                  </text:list-item>
                  <text:list-item>
                    <text:p text:style-name="P7"><text:span text:style-name="T6">Veri üzerindeki kısıtlamalar</text:span></text:p>
                    <text:list>
                      <text:list-item>
                        <text:p text:style-name="P7"><text:span text:style-name="T6">Alabileceği değerler?</text:span></text:p>
                      </text:list-item>
                      <text:list-item>
                        <text:p text:style-name="P7"><text:span text:style-name="T6">Üzerinde yapılabilecek işlemler?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3">Makine kodu ...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Derleyici, bit (veya baytları) yorumlamak için türe uygun makine kodunu üretir</text:span></text:p>
                    <text:p text:style-name="P7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1cm" svg:x="3.493cm" svg:y="2.002cm" draw:page-number="3" presentation:class="page"/>
          <draw:frame presentation:style-name="pr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Type Conversion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Tür Dönüşümü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6"><text:span text:style-name="T7">Bir veri türünden diğerine dönüşüm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8">Daha etkin saklama (daha kısıtlı kümeyle temsil)</text:span></text:p>
                    <text:list>
                      <text:list-item>
                        <text:p text:style-name="P7"><text:span text:style-name="T8">Ör. </text:span><text:span text:style-name="T9">getchar()</text:span><text:span text:style-name="T8">'ın </text:span><text:span text:style-name="T9">int</text:span><text:span text:style-name="T8"> çıktısı daha sonra </text:span><text:span text:style-name="T9">char </text:span><text:span text:style-name="T8">olarak saklanır</text:span></text:p>
                      </text:list-item>
                      <text:list-item>
                        <text:p text:style-name="P7"><text:span text:style-name="T8">Ör. kesre sahip değilse </text:span><text:span text:style-name="T9">double </text:span><text:span text:style-name="T10">ı </text:span><text:span text:style-name="T9">int </text:span><text:span text:style-name="T10">olarak sakla</text:span></text:p>
                      </text:list-item>
                    </text:list>
                  </text:list-item>
                  <text:list-item>
                    <text:p text:style-name="P7"><text:span text:style-name="T8">Işlemi mümkün kılma (başka türlü mümkün olmayan)</text:span></text:p>
                    <text:list>
                      <text:list-item>
                        <text:p text:style-name="P7"><text:span text:style-name="T8">Ör. tamsayının karekökü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7">Açık x gizli dönüşüm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9">İmalı</text:span><text:span text:style-name="T8">: derleyici tarafından gizli dönüşüm</text:span></text:p>
                    <text:list>
                      <text:list-item>
                        <text:p text:style-name="P7"><text:span text:style-name="T8">Ör., </text:span><text:span text:style-name="T11">sqrt(2)</text:span><text:span text:style-name="T8"> imalı olarak </text:span><text:span text:style-name="T11">sqrt((double) 2)</text:span></text:p>
                      </text:list-item>
                    </text:list>
                  </text:list-item>
                  <text:list-item>
                    <text:p text:style-name="P7"><text:span text:style-name="T9">Aşikar</text:span><text:span text:style-name="T8">: programcı taarafından açık bir şekilde dönüşüm</text:span></text:p>
                    <text:list>
                      <text:list-item>
                        <text:p text:style-name="P7"><text:span text:style-name="T8">Ör. </text:span><text:span text:style-name="T11">(int) f</text:span><text:span text:style-name="T8">, </text:span><text:span text:style-name="T10">f sayısının tamsayı kısmı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1cm" svg:x="3.493cm" svg:y="2.002cm" draw:page-number="4" presentation:class="page"/>
          <draw:frame presentation:style-name="pr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Casting: Explicit Conversions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Aşikar: Açık Dönüşüm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6"><text:span text:style-name="T7">Açık dönüşümden zaman zaman yararlanırız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8">Belgeleme: imalı → aşikar çevrimi</text:span></text:p>
                    <text:list>
                      <text:list-item>
                        <text:p text:style-name="P7"><text:span text:style-name="T8">Ör. kayar noktalı sayının tamsayı parçasını alma</text:span></text:p>
                      </text:list-item>
                      <text:list-item>
                        <text:p text:style-name="P7"><text:span text:style-name="T11">int_part = (int) float_number;</text:span></text:p>
                      </text:list-item>
                    </text:list>
                  </text:list-item>
                  <text:list-item>
                    <text:p text:style-name="P7"><text:span text:style-name="T8">Denetim: dönüşüme zorla</text:span></text:p>
                    <text:list>
                      <text:list-item>
                        <text:p text:style-name="P7"><text:span text:style-name="T8">Ör. kayar noktalı sayının kesir parçasını alma</text:span></text:p>
                      </text:list-item>
                      <text:list-item>
                        <text:p text:style-name="P7"><text:span text:style-name="T11">frac_part = f – (int) f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1cm" svg:x="3.493cm" svg:y="2.002cm" draw:page-number="5" presentation:class="page"/>
          <draw:frame presentation:style-name="pr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Writing Software for Various Types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<text:span text:style-name="T2">Farklı Türler için Yazılım Hazırlama</text:span>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8"><text:span text:style-name="T12">Fakat, bazen türler bizi bir yola sokar/zorlar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2">Yazdığımız işlevi genelleştirme engeller/kısıtlar</text:span></text:p>
                  </text:list-item>
                  <text:list-item>
                    <text:p text:style-name="P9"><text:span text:style-name="T12">Yalnızca bir tür için çalışır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2">Void göstericiler ...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2">Veriyi dolaylı saklamak ve işlemenin yolu, gösterici kullan</text:span></text:p>
                  </text:list-item>
                  <text:list-item>
                    <text:p text:style-name="P9"><text:span text:style-name="T12">Veriyi doğrudan işlemek yerine</text:span></text:p>
                  </text:list-item>
                  <text:list-item>
                    <text:p text:style-name="P9"><text:span text:style-name="T12">… </text:span><text:span text:style-name="T12">Verinin saklandığı adresi işleme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2">Fakat, bazen türe özgü işlemler gerekir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2">Ör. karşılaştırma (int için “&gt;”, dizgi için strcmp())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2">Fonksiyon göstericileri ...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2">Fonksiyona türe özgü kodları koymak yerine </text:span></text:p>
                  </text:list-item>
                  <text:list-item>
                    <text:p text:style-name="P9"><text:span text:style-name="T12">Türe özgü işler için diğer fonksiyona göstericiyi aktar</text:span></text:p>
                  </text:list-item>
                  <text:list-item>
                    <text:p text:style-name="P9"><text:span text:style-name="T12">… </text:span><text:span text:style-name="T12">ve basit bir şekilde gerek duyduğunda çağır</text:span></text:p>
                    <text:p text:style-name="P9"><text:span text:style-name="T1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1cm" svg:x="3.493cm" svg:y="2.002cm" draw:page-number="6" presentation:class="page"/>
          <draw:frame presentation:style-name="pr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orting an Array of Integers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Tamsayı Dizisini Sıralama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6"><text:span text:style-name="T7">Örnek problem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8">Girdi: </text:span><text:span text:style-name="T9">n</text:span><text:span text:style-name="T8"> adet</text:span><text:span text:style-name="T9"> v</text:span><text:span text:style-name="T8"> tamsayı dizisi</text:span></text:p>
                  </text:list-item>
                  <text:list-item>
                    <text:p text:style-name="P7"><text:span text:style-name="T8">Çıktı: küçükten büyüğe sıralı dizi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7">Sıralamanın tonlarca yolu var, fakat ortak şu üç özelliğe sahipler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8">Iki eleman arasında karşılaştırma</text:span></text:p>
                  </text:list-item>
                  <text:list-item>
                    <text:p text:style-name="P7"><text:span text:style-name="T8">Iki elemanın sırasını ters çevirme</text:span></text:p>
                  </text:list-item>
                  <text:list-item>
                    <text:p text:style-name="P7"><text:span text:style-name="T8">Tamamlanıncaya değin karşılaştır ve yerdeğiştir (takas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7">En basit yaklaşım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8">Soldan sağa ilerle</text:span></text:p>
                  </text:list-item>
                  <text:list-item>
                    <text:p text:style-name="P7"><text:span text:style-name="T8">Bire bir kıyasla, daha küçük olanı soldaki yerdeğiş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1cm" svg:x="3.493cm" svg:y="2.002cm" draw:page-number="7" presentation:class="page"/>
          <draw:frame presentation:style-name="pr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Integer Sorting Example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Tamsayı Sıralama Örneği</text:p>
              </text:list-header>
            </text:list>
          </draw:text-box>
        </draw:frame>
        <draw:g>
          <draw:custom-shape draw:style-name="gr2" draw:text-style-name="P2" draw:layer="layout" svg:width="1.693cm" svg:height="1.481cm" svg:x="5.715cm" svg:y="4.0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694cm" svg:height="1.481cm" svg:x="7.408cm" svg:y="4.0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693cm" svg:height="1.481cm" svg:x="9.102cm" svg:y="4.0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693cm" svg:height="1.481cm" svg:x="10.795cm" svg:y="4.0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1.693cm" svg:height="1.481cm" svg:x="5.715cm" svg:y="7.1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694cm" svg:height="1.481cm" svg:x="7.408cm" svg:y="7.1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693cm" svg:height="1.481cm" svg:x="9.102cm" svg:y="7.1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693cm" svg:height="1.481cm" svg:x="10.795cm" svg:y="7.197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2" draw:layer="layout" svg:width="0.925cm" svg:height="1.277cm" svg:x="6.143cm" svg:y="4.022cm">
          <text:list text:style-name="L5">
            <text:list-header>
              <text:p text:style-name="P1"><text:span text:style-name="T13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7.837cm" svg:y="4.022cm">
          <text:list text:style-name="L5">
            <text:list-header>
              <text:p text:style-name="P1"><text:span text:style-name="T1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9.53cm" svg:y="4.022cm">
          <text:list text:style-name="L6">
            <text:list-header>
              <text:p text:style-name="P1"><text:span text:style-name="T14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11.223cm" svg:y="4.022cm">
          <text:list text:style-name="L6">
            <text:list-header>
              <text:p text:style-name="P1"><text:span text:style-name="T14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9.53cm" svg:y="7.197cm">
          <text:list text:style-name="L6">
            <text:list-header>
              <text:p text:style-name="P1"><text:span text:style-name="T14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11.223cm" svg:y="7.197cm">
          <text:list text:style-name="L6">
            <text:list-header>
              <text:p text:style-name="P1"><text:span text:style-name="T14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6.143cm" svg:y="7.197cm">
          <text:list text:style-name="L5">
            <text:list-header>
              <text:p text:style-name="P1"><text:span text:style-name="T1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7.837cm" svg:y="7.197cm">
          <text:list text:style-name="L5">
            <text:list-header>
              <text:p text:style-name="P1"><text:span text:style-name="T13">7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10" draw:layer="layout" svg:x1="8.254cm" svg:y1="5.503cm" svg:x2="6.561cm" svg:y2="7.197cm">
          <text:p/>
        </draw:line>
        <draw:line draw:style-name="gr4" draw:text-style-name="P10" draw:layer="layout" svg:x1="6.562cm" svg:y1="5.503cm" svg:x2="8.255cm" svg:y2="7.197cm">
          <text:p/>
        </draw:line>
        <draw:custom-shape draw:style-name="gr3" draw:text-style-name="P2" draw:layer="layout" svg:width="4.596cm" svg:height="1.277cm" svg:x="1.064cm" svg:y="4.022cm">
          <text:list text:style-name="L6">
            <text:list-header>
              <text:p text:style-name="P1">v[0] &gt; v[1]?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53cm" svg:height="1.277cm" svg:x="2.132cm" svg:y="7.197cm">
          <text:list text:style-name="L6">
            <text:list-header>
              <text:p text:style-name="P1">Takas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" draw:text-style-name="P2" draw:layer="layout" svg:width="1.693cm" svg:height="1.481cm" svg:x="5.715cm" svg:y="10.37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694cm" svg:height="1.481cm" svg:x="7.408cm" svg:y="10.37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693cm" svg:height="1.481cm" svg:x="9.102cm" svg:y="10.37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693cm" svg:height="1.481cm" svg:x="10.795cm" svg:y="10.372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2" draw:layer="layout" svg:width="0.925cm" svg:height="1.277cm" svg:x="9.53cm" svg:y="10.372cm">
          <text:list text:style-name="L5">
            <text:list-header>
              <text:p text:style-name="P1"><text:span text:style-name="T13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11.223cm" svg:y="10.372cm">
          <text:list text:style-name="L6">
            <text:list-header>
              <text:p text:style-name="P1"><text:span text:style-name="T14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6.143cm" svg:y="10.372cm">
          <text:list text:style-name="L5">
            <text:list-header>
              <text:p text:style-name="P1"><text:span text:style-name="T1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7.837cm" svg:y="10.372cm">
          <text:list text:style-name="L6">
            <text:list-header>
              <text:p text:style-name="P1"><text:span text:style-name="T14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4.596cm" svg:height="1.277cm" svg:x="1.064cm" svg:y="10.372cm">
          <text:list text:style-name="L6">
            <text:list-header>
              <text:p text:style-name="P1">v[0] &gt; v[2]?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" draw:text-style-name="P2" draw:layer="layout" svg:width="1.693cm" svg:height="1.481cm" svg:x="5.715cm" svg:y="13.54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694cm" svg:height="1.481cm" svg:x="7.408cm" svg:y="13.54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693cm" svg:height="1.481cm" svg:x="9.102cm" svg:y="13.54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693cm" svg:height="1.481cm" svg:x="10.795cm" svg:y="13.547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2" draw:layer="layout" svg:width="0.925cm" svg:height="1.277cm" svg:x="9.53cm" svg:y="13.547cm">
          <text:list text:style-name="L6">
            <text:list-header>
              <text:p text:style-name="P1"><text:span text:style-name="T14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11.223cm" svg:y="13.547cm">
          <text:list text:style-name="L5">
            <text:list-header>
              <text:p text:style-name="P1"><text:span text:style-name="T13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6.143cm" svg:y="13.547cm">
          <text:list text:style-name="L5">
            <text:list-header>
              <text:p text:style-name="P1"><text:span text:style-name="T1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7.837cm" svg:y="13.547cm">
          <text:list text:style-name="L6">
            <text:list-header>
              <text:p text:style-name="P1"><text:span text:style-name="T14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4.596cm" svg:height="1.277cm" svg:x="1.113cm" svg:y="13.547cm">
          <text:list text:style-name="L6">
            <text:list-header>
              <text:p text:style-name="P1">v[0] &gt; v[3]?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" draw:text-style-name="P2" draw:layer="layout" svg:width="1.693cm" svg:height="1.481cm" svg:x="17.78cm" svg:y="4.0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694cm" svg:height="1.481cm" svg:x="19.473cm" svg:y="4.0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693cm" svg:height="1.481cm" svg:x="21.167cm" svg:y="4.0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693cm" svg:height="1.481cm" svg:x="22.86cm" svg:y="4.022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2" draw:layer="layout" svg:width="0.925cm" svg:height="1.277cm" svg:x="21.595cm" svg:y="4.022cm">
          <text:list text:style-name="L5">
            <text:list-header>
              <text:p text:style-name="P1"><text:span text:style-name="T13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23.288cm" svg:y="4.022cm">
          <text:list text:style-name="L6">
            <text:list-header>
              <text:p text:style-name="P1"><text:span text:style-name="T14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18.208cm" svg:y="4.022cm">
          <text:list text:style-name="L6">
            <text:list-header>
              <text:p text:style-name="P1"><text:span text:style-name="T1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19.902cm" svg:y="4.022cm">
          <text:list text:style-name="L5">
            <text:list-header>
              <text:p text:style-name="P1"><text:span text:style-name="T13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4.596cm" svg:height="1.277cm" svg:x="13.129cm" svg:y="4.022cm">
          <text:list text:style-name="L6">
            <text:list-header>
              <text:p text:style-name="P1">v[1] &gt; v[2]?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" draw:text-style-name="P2" draw:layer="layout" svg:width="1.693cm" svg:height="1.481cm" svg:x="17.78cm" svg:y="7.1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694cm" svg:height="1.481cm" svg:x="19.473cm" svg:y="7.1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693cm" svg:height="1.481cm" svg:x="21.167cm" svg:y="7.1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693cm" svg:height="1.481cm" svg:x="22.86cm" svg:y="7.197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2" draw:layer="layout" svg:width="0.925cm" svg:height="1.277cm" svg:x="21.595cm" svg:y="7.197cm">
          <text:list text:style-name="L6">
            <text:list-header>
              <text:p text:style-name="P1"><text:span text:style-name="T14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23.288cm" svg:y="7.197cm">
          <text:list text:style-name="L5">
            <text:list-header>
              <text:p text:style-name="P1"><text:span text:style-name="T13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18.208cm" svg:y="7.197cm">
          <text:list text:style-name="L6">
            <text:list-header>
              <text:p text:style-name="P1"><text:span text:style-name="T1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19.902cm" svg:y="7.197cm">
          <text:list text:style-name="L5">
            <text:list-header>
              <text:p text:style-name="P1"><text:span text:style-name="T13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4.596cm" svg:height="1.277cm" svg:x="13.129cm" svg:y="7.197cm">
          <text:list text:style-name="L6">
            <text:list-header>
              <text:p text:style-name="P1">v[1] &gt; v[3]?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53cm" svg:height="1.277cm" svg:x="14.066cm" svg:y="10.583cm">
          <text:list text:style-name="L6">
            <text:list-header>
              <text:p text:style-name="P1">Takas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" draw:text-style-name="P2" draw:layer="layout" svg:width="1.693cm" svg:height="1.481cm" svg:x="17.78cm" svg:y="10.37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694cm" svg:height="1.481cm" svg:x="19.473cm" svg:y="10.37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693cm" svg:height="1.481cm" svg:x="21.167cm" svg:y="10.37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693cm" svg:height="1.481cm" svg:x="22.86cm" svg:y="10.372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2" draw:layer="layout" svg:width="0.925cm" svg:height="1.277cm" svg:x="21.595cm" svg:y="10.372cm">
          <text:list text:style-name="L6">
            <text:list-header>
              <text:p text:style-name="P1"><text:span text:style-name="T14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23.288cm" svg:y="10.372cm">
          <text:list text:style-name="L5">
            <text:list-header>
              <text:p text:style-name="P1"><text:span text:style-name="T13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18.208cm" svg:y="10.372cm">
          <text:list text:style-name="L6">
            <text:list-header>
              <text:p text:style-name="P1"><text:span text:style-name="T1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19.902cm" svg:y="10.372cm">
          <text:list text:style-name="L5">
            <text:list-header>
              <text:p text:style-name="P1"><text:span text:style-name="T13">6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0" draw:layer="layout" svg:x1="23.706cm" svg:y1="8.678cm" svg:x2="20.531cm" svg:y2="10.372cm">
          <text:p/>
        </draw:line>
        <draw:line draw:style-name="gr5" draw:text-style-name="P10" draw:layer="layout" svg:x1="20.532cm" svg:y1="8.678cm" svg:x2="23.707cm" svg:y2="10.372cm">
          <text:p/>
        </draw:line>
        <draw:custom-shape draw:style-name="gr3" draw:text-style-name="P2" draw:layer="layout" svg:width="1.912cm" svg:height="1.954cm" svg:x="17.785cm" svg:y="12.7cm">
          <text:list text:style-name="L6">
            <text:list-header>
              <text:p text:style-name="P1"><text:span text:style-name="T15">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335cm" svg:height="10.001cm" svg:x="3.493cm" svg:y="2.002cm" draw:page-number="8" presentation:class="page"/>
          <draw:frame presentation:style-name="pr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Integer Sorting Function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Tamsayı Sıralama Fonksiyonu</text:p>
              </text:list-header>
            </text:list>
          </draw:text-box>
        </draw:frame>
        <draw:custom-shape draw:style-name="gr6" draw:text-style-name="P2" draw:layer="layout" svg:width="19.473cm" svg:height="14.485cm" svg:x="1.905cm" svg:y="3.81cm">
          <text:list text:style-name="L6">
            <text:list-header>
              <text:p text:style-name="P11"><text:span text:style-name="T16">void sort(int *v, int n)</text:span></text:p>
              <text:p text:style-name="P11"><text:span text:style-name="T16">{</text:span></text:p>
              <text:p text:style-name="P11"><text:span text:style-name="T16"><text:s text:c="4"/></text:span><text:span text:style-name="T16">int i, j;</text:span></text:p>
              <text:p text:style-name="P11"><text:span text:style-name="T16"/></text:p>
              <text:p text:style-name="P11"><text:span text:style-name="T16"><text:s text:c="4"/></text:span><text:span text:style-name="T16">for (i = 0; i &lt; n; i++) {</text:span></text:p>
              <text:p text:style-name="P11"><text:span text:style-name="T16"><text:s text:c="8"/></text:span><text:span text:style-name="T16">for (j = i+1; j &lt; n; j++) {</text:span></text:p>
              <text:p text:style-name="P11"><text:span text:style-name="T16"><text:s text:c="12"/></text:span><text:span text:style-name="T16">if (</text:span><text:span text:style-name="T17">v[i] &gt; v[j]</text:span><text:span text:style-name="T16">) {</text:span></text:p>
              <text:p text:style-name="P11"><text:span text:style-name="T16"><text:s text:c="16"/></text:span><text:span text:style-name="T18">int swap = v[i];</text:span></text:p>
            </text:list-header>
          </text:list>
          <text:list text:style-name="L7">
            <text:list-header>
              <text:p text:style-name="P11"><text:span text:style-name="T18"><text:s text:c="16"/></text:span><text:span text:style-name="T18">v[i] = v[j];</text:span></text:p>
              <text:p text:style-name="P11"><text:span text:style-name="T18"><text:s text:c="16"/></text:span><text:span text:style-name="T18">v[j] = swap;</text:span></text:p>
            </text:list-header>
          </text:list>
          <text:list text:style-name="L6">
            <text:list-header>
              <text:p text:style-name="P11"><text:span text:style-name="T16"><text:s text:c="12"/></text:span><text:span text:style-name="T16">}</text:span></text:p>
              <text:p text:style-name="P11"><text:span text:style-name="T16"><text:s text:c="8"/></text:span><text:span text:style-name="T16">}</text:span></text:p>
              <text:p text:style-name="P11"><text:span text:style-name="T16"><text:s text:c="4"/></text:span><text:span text:style-name="T16">}</text:span></text:p>
              <text:p text:style-name="P11"><text:span text:style-name="T16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0" draw:layer="layout" svg:x1="19.473cm" svg:y1="5.715cm" svg:x2="15.875cm" svg:y2="10.372cm">
          <text:p/>
        </draw:line>
        <draw:line draw:style-name="gr8" draw:text-style-name="P10" draw:layer="layout" svg:x1="22.013cm" svg:y1="10.795cm" svg:x2="19.897cm" svg:y2="12.7cm">
          <text:p/>
        </draw:line>
        <draw:custom-shape draw:style-name="gr9" draw:text-style-name="P2" draw:layer="layout" svg:width="0.847cm" svg:height="2.964cm" svg:x="18.838cm" svg:y="11.21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2" draw:layer="layout" svg:width="4.884cm" svg:height="1.277cm" svg:x="16.496cm" svg:y="4.445cm">
          <text:list text:style-name="L5">
            <text:list-header>
              <text:p text:style-name="P1"><text:span text:style-name="T19">karşılaştırm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246cm" svg:height="1.277cm" svg:x="22.093cm" svg:y="10.16cm">
          <text:list text:style-name="L7">
            <text:list-header>
              <text:p text:style-name="P1"><text:span text:style-name="T20">taka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335cm" svg:height="10.001cm" svg:x="3.493cm" svg:y="2.002cm" draw:page-number="9" presentation:class="page"/>
          <draw:frame presentation:style-name="pr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orting an Array of Strings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Dizgi Dizilerini Sıralama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6"><text:span text:style-name="T7">Veri türü farklıdır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8">Dizi elemanları: </text:span><text:span text:style-name="T11">char*</text:span><text:span text:style-name="T8"> </text:span></text:p>
                  </text:list-item>
                  <text:list-item>
                    <text:p text:style-name="P7"><text:span text:style-name="T8">Takas değişkeni: </text:span><text:span text:style-name="T11">char*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7">Karşılaştırma işleci farklıdır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8">Büyük mü <text:s/>işleci (“</text:span><text:span text:style-name="T9">&gt;</text:span><text:span text:style-name="T8">”) işe yaramaz</text:span></text:p>
                  </text:list-item>
                  <text:list-item>
                    <text:p text:style-name="P7"><text:span text:style-name="T9">strcmp</text:span><text:span text:style-name="T8">() kullanmak zorundayız</text:span></text:p>
                  </text:list-item>
                </text:list>
              </text:list-item>
            </text:list>
          </draw:text-box>
        </draw:frame>
        <draw:custom-shape draw:style-name="gr2" draw:text-style-name="P2" draw:layer="layout" svg:width="1.482cm" svg:height="1.693cm" svg:x="3.135cm" svg:y="11.6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82cm" svg:height="1.693cm" svg:x="3.135cm" svg:y="13.3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82cm" svg:height="1.694cm" svg:x="3.135cm" svg:y="15.0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82cm" svg:height="1.693cm" svg:x="3.135cm" svg:y="16.7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93cm" svg:height="1.277cm" svg:x="5.536cm" svg:y="11.853cm">
          <text:list text:style-name="L6">
            <text:list-header>
              <text:p text:style-name="P1">“the”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10" draw:layer="layout" svg:x1="3.982cm" svg:y1="12.488cm" svg:x2="5.675cm" svg:y2="12.488cm">
          <text:p/>
        </draw:line>
        <draw:custom-shape draw:style-name="gr3" draw:text-style-name="P2" draw:layer="layout" svg:width="0.925cm" svg:height="1.277cm" svg:x="2.082cm" svg:y="11.853cm">
          <text:list text:style-name="L6">
            <text:list-header>
              <text:p text:style-name="P1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2.082cm" svg:y="13.547cm">
          <text:list text:style-name="L6">
            <text:list-header>
              <text:p text:style-name="P1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2.082cm" svg:y="15.24cm">
          <text:list text:style-name="L6">
            <text:list-header>
              <text:p text:style-name="P1">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2.082cm" svg:y="16.933cm">
          <text:list text:style-name="L6">
            <text:list-header>
              <text:p text:style-name="P1">3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10" draw:layer="layout" svg:x1="3.982cm" svg:y1="14.182cm" svg:x2="5.675cm" svg:y2="14.182cm">
          <text:p/>
        </draw:line>
        <draw:line draw:style-name="gr10" draw:text-style-name="P10" draw:layer="layout" svg:x1="3.982cm" svg:y1="15.875cm" svg:x2="5.675cm" svg:y2="15.875cm">
          <text:p/>
        </draw:line>
        <draw:line draw:style-name="gr10" draw:text-style-name="P10" draw:layer="layout" svg:x1="3.982cm" svg:y1="17.568cm" svg:x2="5.675cm" svg:y2="17.568cm">
          <text:p/>
        </draw:line>
        <draw:custom-shape draw:style-name="gr3" draw:text-style-name="P2" draw:layer="layout" svg:width="3.14cm" svg:height="1.277cm" svg:x="5.536cm" svg:y="13.335cm">
          <text:list text:style-name="L6">
            <text:list-header>
              <text:p text:style-name="P1">“quick”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3.419cm" svg:height="1.277cm" svg:x="5.538cm" svg:y="15.24cm">
          <text:list text:style-name="L6">
            <text:list-header>
              <text:p text:style-name="P1">“brown”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382cm" svg:height="1.277cm" svg:x="5.538cm" svg:y="16.933cm">
          <text:list text:style-name="L6">
            <text:list-header>
              <text:p text:style-name="P1">“fox”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481cm" svg:height="1.693cm" svg:x="17.207cm" svg:y="11.6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81cm" svg:height="1.693cm" svg:x="17.207cm" svg:y="13.3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81cm" svg:height="1.694cm" svg:x="17.207cm" svg:y="15.0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81cm" svg:height="1.693cm" svg:x="17.207cm" svg:y="16.7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93cm" svg:height="1.277cm" svg:x="19.859cm" svg:y="17.145cm">
          <text:list text:style-name="L6">
            <text:list-header>
              <text:p text:style-name="P1">“the”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10" draw:layer="layout" svg:x1="18.053cm" svg:y1="12.488cm" svg:x2="19.747cm" svg:y2="12.488cm">
          <text:p/>
        </draw:line>
        <draw:custom-shape draw:style-name="gr3" draw:text-style-name="P2" draw:layer="layout" svg:width="0.925cm" svg:height="1.277cm" svg:x="16.153cm" svg:y="11.853cm">
          <text:list text:style-name="L6">
            <text:list-header>
              <text:p text:style-name="P1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16.153cm" svg:y="13.547cm">
          <text:list text:style-name="L6">
            <text:list-header>
              <text:p text:style-name="P1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16.153cm" svg:y="15.24cm">
          <text:list text:style-name="L6">
            <text:list-header>
              <text:p text:style-name="P1">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16.153cm" svg:y="16.933cm">
          <text:list text:style-name="L6">
            <text:list-header>
              <text:p text:style-name="P1">3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10" draw:layer="layout" svg:x1="18.053cm" svg:y1="14.182cm" svg:x2="19.747cm" svg:y2="14.182cm">
          <text:p/>
        </draw:line>
        <draw:line draw:style-name="gr10" draw:text-style-name="P10" draw:layer="layout" svg:x1="18.053cm" svg:y1="15.875cm" svg:x2="19.747cm" svg:y2="15.875cm">
          <text:p/>
        </draw:line>
        <draw:line draw:style-name="gr10" draw:text-style-name="P10" draw:layer="layout" svg:x1="18.053cm" svg:y1="17.568cm" svg:x2="19.747cm" svg:y2="17.568cm">
          <text:p/>
        </draw:line>
        <draw:custom-shape draw:style-name="gr3" draw:text-style-name="P2" draw:layer="layout" svg:width="3.14cm" svg:height="1.277cm" svg:x="19.859cm" svg:y="15.381cm">
          <text:list text:style-name="L6">
            <text:list-header>
              <text:p text:style-name="P1">“quick”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3.419cm" svg:height="1.277cm" svg:x="19.86cm" svg:y="11.853cm">
          <text:list text:style-name="L6">
            <text:list-header>
              <text:p text:style-name="P1">“brown”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382cm" svg:height="1.277cm" svg:x="19.861cm" svg:y="13.617cm">
          <text:list text:style-name="L6">
            <text:list-header>
              <text:p text:style-name="P1">“fox”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5.504cm" svg:height="1.27cm" svg:x="9.485cm" svg:y="13.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335cm" svg:height="10.001cm" svg:x="3.493cm" svg:y="2.002cm" draw:page-number="10" presentation:class="page"/>
          <draw:frame presentation:style-name="pr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tring Sorting Function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Dizgi Sıralama Fonksiyonu</text:p>
              </text:list-header>
            </text:list>
          </draw:text-box>
        </draw:frame>
        <draw:custom-shape draw:style-name="gr6" draw:text-style-name="P2" draw:layer="layout" svg:width="22.013cm" svg:height="14.485cm" svg:x="1.905cm" svg:y="3.81cm">
          <text:list text:style-name="L6">
            <text:list-header>
              <text:p text:style-name="P11"><text:span text:style-name="T16">void sort(char *v[], int n)</text:span></text:p>
              <text:p text:style-name="P11"><text:span text:style-name="T16">{</text:span></text:p>
              <text:p text:style-name="P11"><text:span text:style-name="T16"><text:s text:c="4"/></text:span><text:span text:style-name="T16">int i, j;</text:span></text:p>
              <text:p text:style-name="P11"><text:span text:style-name="T16"/></text:p>
              <text:p text:style-name="P11"><text:span text:style-name="T16"><text:s text:c="4"/></text:span><text:span text:style-name="T16">for (i = 0; i &lt; n; i++) {</text:span></text:p>
              <text:p text:style-name="P11"><text:span text:style-name="T16"><text:s text:c="8"/></text:span><text:span text:style-name="T16">for (j = i+1; j &lt; n; j++) {</text:span></text:p>
              <text:p text:style-name="P11"><text:span text:style-name="T16"><text:s text:c="12"/></text:span><text:span text:style-name="T16">if (</text:span><text:span text:style-name="T17">strcmp(v[i], v[j]) &gt; 0</text:span><text:span text:style-name="T16">) {</text:span></text:p>
              <text:p text:style-name="P11"><text:span text:style-name="T16"><text:s text:c="16"/></text:span><text:span text:style-name="T18">char*</text:span><text:span text:style-name="T16"> </text:span><text:span text:style-name="T18">swap = v[i];</text:span></text:p>
            </text:list-header>
          </text:list>
          <text:list text:style-name="L7">
            <text:list-header>
              <text:p text:style-name="P11"><text:span text:style-name="T18"><text:s text:c="16"/></text:span><text:span text:style-name="T18">v[i] = v[j];</text:span></text:p>
              <text:p text:style-name="P11"><text:span text:style-name="T18"><text:s text:c="16"/></text:span><text:span text:style-name="T18">v[j] = swap;</text:span></text:p>
            </text:list-header>
          </text:list>
          <text:list text:style-name="L6">
            <text:list-header>
              <text:p text:style-name="P11"><text:span text:style-name="T16"><text:s text:c="12"/></text:span><text:span text:style-name="T16">}</text:span></text:p>
              <text:p text:style-name="P11"><text:span text:style-name="T16"><text:s text:c="8"/></text:span><text:span text:style-name="T16">}</text:span></text:p>
              <text:p text:style-name="P11"><text:span text:style-name="T16"><text:s text:c="4"/></text:span><text:span text:style-name="T16">}</text:span></text:p>
              <text:p text:style-name="P11"><text:span text:style-name="T16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335cm" svg:height="10.001cm" svg:x="3.493cm" svg:y="2.002cm" draw:page-number="11" presentation:class="page"/>
          <draw:frame presentation:style-name="pr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Creating a Generic Function" draw:style-name="dp1" draw:master-page-name="Varsayılan" presentation:presentation-page-layout-name="AL2T1">
        <draw:frame presentation:style-name="pr3" draw:text-style-name="P1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<text:span text:style-name="T2">Türsüz (generic) Fonksiyon Tasarlama</text:span>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8"><text:span text:style-name="T12">Generik fonskiyonlar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2">Tüm veri türleri için çalışacak tek bir </text:span><text:span text:style-name="T16">sort()</text:span><text:span text:style-name="T12"> işlevi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2">C'nin gösterimi türe zorlar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2">Herhangi bir türde parametre kabul edecek?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3"><text:span text:style-name="T16">sort(int *v, int n)</text:span><text:span text:style-name="T12"> , </text:span><text:span text:style-name="T21">yalnızca</text:span><text:span text:style-name="T12"> tamsayı dizisi için çalışır</text:span></text:p>
                      </text:list-item>
                      <text:list-item>
                        <text:p text:style-name="P13"><text:span text:style-name="T16">sort(char *v[], int n)</text:span><text:span text:style-name="T12"> , </text:span><text:span text:style-name="T21">yalnızca</text:span><text:span text:style-name="T12"> dizgi dizisi için çalışı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2">Yerel değişkenlerde buna uygun olmalı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3"><text:span text:style-name="T16">int swap</text:span><text:span text:style-name="T12"> , yalnızca tamsayı takası için uygu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6">char* swap</text:span><text:span text:style-name="T12"> , yalnızca dizgi takası için uygun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12">Farklı türler farklı karşılaştırma işleci gerektirir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2">Büyük mü işleci (“</text:span><text:span text:style-name="T16">&gt;</text:span><text:span text:style-name="T12">”) yalnızca sayılar iç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6">strcmp()</text:span><text:span text:style-name="T12"> , yalnızca dizgi karşılaştırması için uygu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2">Nasıl karşılaştıracağını söylememiz gerek ama nasıl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1cm" svg:x="3.493cm" svg:y="2.002cm" draw:page-number="12" presentation:class="page"/>
          <draw:frame presentation:style-name="pr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Generalizing: Void Pointers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Genelleştirme: Void Göstericiler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8"><text:span text:style-name="T12">Generik göstericiler diğerleriyle aynıdır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2">Herhangi bir tür Except they point to a variable </text:span><text:span text:style-name="T22">with no specific type</text:span></text:p>
                  </text:list-item>
                  <text:list-item>
                    <text:p text:style-name="P9"><text:span text:style-name="T12">Ör. </text:span><text:span text:style-name="T16">void *datap = “CS217”;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2">Fark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2">Sıradan: derleyiciler neye işaret </text:span></text:p>
                    <text:p text:style-name="P9"><text:span text:style-name="T12">ettiğini “bilir”</text:span></text:p>
                  </text:list-item>
                  <text:list-item>
                    <text:p text:style-name="P9"><text:span text:style-name="T12">void göstericiler: neye işaret</text:span></text:p>
                    <text:p><text:span text:style-name="T12">ettiğini “bilmez”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2">Genel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2">SVT </text:span><text:span text:style-name="T23">polymorphism</text:span><text:span text:style-name="T22">* </text:span></text:p>
                  </text:list-item>
                  <text:list-item>
                    <text:p text:style-name="P9"><text:span text:style-name="T12">Herhangi bir türü işleve </text:span></text:p>
                    <text:p text:style-name="P9"><text:span text:style-name="T12">göstericiyle aktarma</text:span></text:p>
                  </text:list-item>
                </text:list>
              </text:list-item>
            </text:list>
          </draw:text-box>
        </draw:frame>
        <draw:custom-shape draw:style-name="gr12" draw:text-style-name="P2" draw:layer="layout" svg:width="6.244cm" svg:height="9.366cm" svg:x="17.74cm" svg:y="7.2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28cm" svg:height="1.108cm" svg:x="19.268cm" svg:y="6.138cm">
          <text:list text:style-name="L6">
            <text:list-header>
              <text:p text:style-name="P1"><text:span text:style-name="T24">Mem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6.244cm" svg:height="0.869cm" svg:x="17.74cm" svg:y="12.9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0.853cm" svg:x="14.596cm" svg:y="6.954cm">
          <text:list text:style-name="L6">
            <text:list-header>
              <text:p text:style-name="P1"><text:span text:style-name="T25">0x0000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3cm" svg:height="0.853cm" svg:x="14.596cm" svg:y="9.318cm">
          <text:list text:style-name="L9">
            <text:list-header>
              <text:p text:style-name="P1"><text:span text:style-name="T26">0x1000538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4.058cm" svg:height="1.108cm" svg:x="18.873cm" svg:y="12.894cm">
          <text:list text:style-name="L9">
            <text:list-header>
              <text:p text:style-name="P1"><text:span text:style-name="T27">0x1000538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3.203cm" svg:height="0.853cm" svg:x="14.388cm" svg:y="15.844cm">
          <text:list text:style-name="L6">
            <text:list-header>
              <text:p text:style-name="P1"><text:span text:style-name="T25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1.561cm" svg:height="1.108cm" svg:x="17.74cm" svg:y="9.389cm">
          <text:list text:style-name="L6">
            <text:list-header>
              <text:p text:style-name="P1"><text:span text:style-name="T24">`C`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561cm" svg:height="1.108cm" svg:x="19.301cm" svg:y="9.389cm">
          <text:list text:style-name="L6">
            <text:list-header>
              <text:p text:style-name="P1"><text:span text:style-name="T24">`S`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561cm" svg:height="1.108cm" svg:x="20.862cm" svg:y="9.389cm">
          <text:list text:style-name="L6">
            <text:list-header>
              <text:p text:style-name="P1"><text:span text:style-name="T24">`2`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561cm" svg:height="1.108cm" svg:x="22.423cm" svg:y="9.389cm">
          <text:list text:style-name="L6">
            <text:list-header>
              <text:p text:style-name="P1"><text:span text:style-name="T24">`1`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561cm" svg:height="1.108cm" svg:x="17.74cm" svg:y="10.523cm">
          <text:list text:style-name="L6">
            <text:list-header>
              <text:p text:style-name="P1"><text:span text:style-name="T24">`7`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561cm" svg:height="1.108cm" svg:x="19.301cm" svg:y="10.523cm">
          <text:list text:style-name="L6">
            <text:list-header>
              <text:p text:style-name="P1"><text:span text:style-name="T24">`\0`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19cm" svg:height="1.108cm" svg:x="19.407cm" svg:y="13.789cm">
          <text:list text:style-name="L6">
            <text:list-header>
              <text:p text:style-name="P14"><text:span text:style-name="T28">data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5.7cm" svg:height="1.277cm" svg:x="4.793cm" svg:y="17.145cm">
          <text:list text:style-name="L10">
            <text:list-header>
              <text:p text:style-name="P1"><text:span text:style-name="T29">* aynı tanımı farklı veri türleri için kullanm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335cm" svg:height="10.001cm" svg:x="3.493cm" svg:y="2.002cm" draw:page-number="13" presentation:class="page"/>
          <draw:frame presentation:style-name="pr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Void Pointers in Sort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Sıralamada Void Göstericiler</text:p>
              </text:list-header>
            </text:list>
          </draw:text-box>
        </draw:frame>
        <draw:frame presentation:style-name="pr6" draw:text-style-name="P2" draw:layer="layout" svg:width="23.495cm" svg:height="14.816cm" svg:x="1.269cm" svg:y="3.387cm" presentation:class="outline" presentation:user-transformed="true">
          <draw:text-box>
            <text:list text:style-name="L3">
              <text:list-item>
                <text:p text:style-name="P8">Fonksiyon parametreleri</text:p>
              </text:list-item>
            </text:list>
            <text:list text:style-name="L4">
              <text:list-item>
                <text:list>
                  <text:list-item>
                    <text:p text:style-name="P9">Girdi: türü bilinmeyen gösterici dizisi</text:p>
                  </text:list-item>
                </text:list>
              </text:list-item>
            </text:list>
            <text:list text:style-name="L3">
              <text:list-header>
                <text:p text:style-name="P8"/>
              </text:list-header>
              <text:list-item>
                <text:p text:style-name="P15">Yerel takas değişkenleri</text:p>
              </text:list-item>
            </text:list>
            <text:list text:style-name="L4">
              <text:list-item>
                <text:list>
                  <text:list-item>
                    <text:p text:style-name="P9">Türü bilinmeyeni gösteren</text:p>
                    <text:p text:style-name="P9"/>
                    <text:p text:style-name="P9"/>
                    <text:p text:style-name="P9"/>
                    <text:p text:style-name="P9"/>
                  </text:list-item>
                </text:list>
              </text:list-item>
            </text:list>
            <text:list text:style-name="L3">
              <text:list-item>
                <text:p text:style-name="P16">Fakat, karşılaştırma adımında ne yapacağız?</text:p>
              </text:list-item>
            </text:list>
            <text:list text:style-name="L4">
              <text:list-item>
                <text:list>
                  <text:list-item>
                    <text:p text:style-name="P9">Sıralamak için bir <text:span text:style-name="T30">işlev </text:span>geçebilmeliyiz</text:p>
                  </text:list-item>
                </text:list>
              </text:list-item>
            </text:list>
          </draw:text-box>
        </draw:frame>
        <draw:custom-shape draw:style-name="gr6" draw:text-style-name="P2" draw:layer="layout" svg:width="8.679cm" svg:height="2.802cm" svg:x="5.503cm" svg:y="10.795cm">
          <text:list text:style-name="L6">
            <text:list-header>
              <text:p text:style-name="P11"><text:span text:style-name="T31">void *swap = v[i];</text:span></text:p>
              <text:p text:style-name="P11"><text:span text:style-name="T31">v[i] = v[j];</text:span></text:p>
              <text:p text:style-name="P11"><text:span text:style-name="T31">v[j] = swap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2.065cm" svg:height="1.108cm" svg:x="4.868cm" svg:y="6.35cm">
          <text:list text:style-name="L6">
            <text:list-header>
              <text:p text:style-name="P11"><text:span text:style-name="T28">void sort(void *v[], int n)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335cm" svg:height="10.001cm" svg:x="3.493cm" svg:y="2.002cm" draw:page-number="14" presentation:class="page"/>
          <draw:frame presentation:style-name="pr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Generic Sort Function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Generik Sıralama İşlevi</text:p>
              </text:list-header>
            </text:list>
          </draw:text-box>
        </draw:frame>
        <draw:custom-shape draw:style-name="gr6" draw:text-style-name="P2" draw:layer="layout" svg:width="22.648cm" svg:height="11.691cm" svg:x="1.482cm" svg:y="4.022cm">
          <text:list text:style-name="L6">
            <text:list-header>
              <text:p text:style-name="P11"><text:span text:style-name="T32">void sort(void *v[], int n, </text:span></text:p>
              <text:p text:style-name="P11"><text:span text:style-name="T32"><text:s text:c="12"/></text:span><text:span text:style-name="T33">int (*compare)(void *datap1, void *datap2)</text:span><text:span text:style-name="T32">)</text:span></text:p>
              <text:p text:style-name="P11"><text:span text:style-name="T32">{</text:span></text:p>
              <text:p text:style-name="P11"><text:span text:style-name="T32"><text:s text:c="4"/></text:span><text:span text:style-name="T32">int i, j;</text:span></text:p>
              <text:p text:style-name="P11"><text:span text:style-name="T32"/></text:p>
              <text:p text:style-name="P11"><text:span text:style-name="T32"><text:s text:c="4"/></text:span><text:span text:style-name="T32">for (i = 0; i &lt; n; i++) {</text:span></text:p>
              <text:p text:style-name="P11"><text:span text:style-name="T32"><text:s text:c="8"/></text:span><text:span text:style-name="T32">for (j = i+1; j &lt; n; j++) {</text:span></text:p>
              <text:p text:style-name="P11"><text:span text:style-name="T32"><text:s text:c="12"/></text:span><text:span text:style-name="T32">if (</text:span><text:span text:style-name="T33">(*compare)</text:span><text:span text:style-name="T32">(v[i], v[j]) &gt; 0) {</text:span></text:p>
              <text:p text:style-name="P11"><text:span text:style-name="T32"><text:s text:c="16"/></text:span><text:span text:style-name="T32">void *swap = v[i];</text:span></text:p>
              <text:p text:style-name="P11"><text:span text:style-name="T32"><text:s text:c="16"/></text:span><text:span text:style-name="T32">v[i] = v[j];</text:span></text:p>
              <text:p text:style-name="P11"><text:span text:style-name="T32"><text:s text:c="16"/></text:span><text:span text:style-name="T32">v[j] = swap;</text:span></text:p>
              <text:p text:style-name="P11"><text:span text:style-name="T32"><text:s text:c="12"/></text:span><text:span text:style-name="T32">}</text:span></text:p>
              <text:p text:style-name="P11"><text:span text:style-name="T32"><text:s text:c="8"/></text:span><text:span text:style-name="T32">}</text:span></text:p>
              <text:p text:style-name="P11"><text:span text:style-name="T32"><text:s text:c="4"/></text:span><text:span text:style-name="T32">}</text:span></text:p>
              <text:p text:style-name="P11"><text:span text:style-name="T32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7" draw:layer="layout" svg:width="23.072cm" svg:height="2.293cm" svg:x="1.058cm" svg:y="16.5cm">
          <text:list text:style-name="L7">
            <text:list-header>
              <text:p text:style-name="P14"><text:span text:style-name="T18">Compare </text:span><text:span text:style-name="T34">, iki adet </text:span><text:span text:style-name="T35">void* </text:span><text:span text:style-name="T34">argümanlı, dönüş türü </text:span><text:span text:style-name="T35">int</text:span><text:span text:style-name="T34"> olan işleve göstericidir ve </text:span><text:span text:style-name="T18">(*compare)</text:span><text:span text:style-name="T34"> işlevdi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335cm" svg:height="10.001cm" svg:x="3.493cm" svg:y="2.002cm" draw:page-number="15" presentation:class="page"/>
          <draw:frame presentation:style-name="pr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Using Generic Sort With String" draw:style-name="dp1" draw:master-page-name="Varsayılan" presentation:presentation-page-layout-name="AL3T19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Dizgiyle generik işlevi kullanmak</text:p>
              </text:list-header>
            </text:list>
          </draw:text-box>
        </draw:frame>
        <draw:custom-shape draw:style-name="gr6" draw:text-style-name="P2" draw:layer="layout" svg:width="22.648cm" svg:height="7.966cm" svg:x="1.905cm" svg:y="4.097cm">
          <text:list text:style-name="L6">
            <text:list-header>
              <text:p text:style-name="P11"><text:span text:style-name="T32">#include &lt;stdio.h&gt;</text:span></text:p>
              <text:p text:style-name="P11"><text:span text:style-name="T32">#include &lt;string.h&gt;</text:span></text:p>
              <text:p text:style-name="P11"><text:span text:style-name="T32">#include “sort.h”</text:span></text:p>
            </text:list-header>
          </text:list>
          <text:list text:style-name="L10">
            <text:list-header>
              <text:p text:style-name="P11"><text:span text:style-name="T33"/></text:p>
            </text:list-header>
          </text:list>
          <text:list text:style-name="L6">
            <text:list-header>
              <text:p text:style-name="P11"><text:span text:style-name="T32">int main(void) {</text:span></text:p>
              <text:p text:style-name="P11"><text:span text:style-name="T32"><text:s text:c="4"/></text:span><text:span text:style-name="T32">char* w[4] = {“the”, “quick”, “brown”, “fox”};</text:span></text:p>
              <text:p text:style-name="P11"><text:span text:style-name="T32"><text:s text:c="2"/></text:span></text:p>
              <text:p text:style-name="P11"><text:span text:style-name="T32"><text:s text:c="4"/></text:span><text:span text:style-name="T32">sort((void **) w, 4, (int (*)(void*,void*)) </text:span><text:span text:style-name="T33">strcmp</text:span><text:span text:style-name="T32">);</text:span></text:p>
              <text:p text:style-name="P11"><text:span text:style-name="T32"><text:s text:c="4"/></text:span><text:span text:style-name="T28">…</text:span></text:p>
              <text:p text:style-name="P11"><text:span text:style-name="T32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" draw:text-style-name="P10" draw:layer="layout" svg:x1="19.685cm" svg:y1="12.912cm" svg:x2="21.378cm" svg:y2="10.372cm">
          <text:p/>
        </draw:line>
        <draw:custom-shape draw:style-name="gr3" draw:text-style-name="P2" draw:layer="layout" svg:width="5.29cm" svg:height="1.277cm" svg:x="16.825cm" svg:y="12.912cm">
          <text:list text:style-name="L7">
            <text:list-header>
              <text:p text:style-name="P1">İşlev gösterici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335cm" svg:height="10.001cm" svg:x="3.493cm" svg:y="2.002cm" draw:page-number="16" presentation:class="page"/>
          <draw:frame presentation:style-name="pr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Using Generic Sort With Integers" draw:style-name="dp1" draw:master-page-name="Varsayılan" presentation:presentation-page-layout-name="AL3T19">
        <draw:frame presentation:style-name="pr3" draw:text-style-name="P18" draw:layer="layout" svg:width="23.706cm" svg:height="1.906cm" svg:x="0.847cm" svg:y="1.057cm" presentation:class="title" presentation:user-transformed="true">
          <draw:text-box>
            <text:list text:style-name="L11">
              <text:list-header>
                <text:p text:style-name="P3"><text:span text:style-name="T3">Tamsayı dizisiyle generik işlevi kullanmak</text:span></text:p>
              </text:list-header>
            </text:list>
          </draw:text-box>
        </draw:frame>
        <draw:custom-shape draw:style-name="gr6" draw:text-style-name="P2" draw:layer="layout" svg:width="23.495cm" svg:height="14.366cm" svg:x="1.27cm" svg:y="3.598cm">
          <text:list text:style-name="L6">
            <text:list-header>
              <text:p text:style-name="P11"><text:span text:style-name="T32">#include &lt;stdio.h&gt;</text:span></text:p>
              <text:p text:style-name="P11"><text:span text:style-name="T32">#include “sort.h”</text:span></text:p>
              <text:p text:style-name="P11"><text:span text:style-name="T32"/></text:p>
            </text:list-header>
          </text:list>
          <text:list text:style-name="L10">
            <text:list-header>
              <text:p text:style-name="P11"><text:span text:style-name="T33">int CompareInts(void *datap1, void *datap2) {</text:span></text:p>
              <text:p text:style-name="P11"><text:span text:style-name="T33"><text:s text:c="4"/></text:span><text:span text:style-name="T33">int *intp1 = (int *) datap1;</text:span></text:p>
              <text:p text:style-name="P11"><text:span text:style-name="T33"><text:s text:c="4"/></text:span><text:span text:style-name="T33">int *intp2 = (int *) datap2;</text:span></text:p>
              <text:p text:style-name="P11"><text:span text:style-name="T33"><text:s text:c="4"/></text:span><text:span text:style-name="T33">return (*intp1 - *intp2);</text:span></text:p>
              <text:p text:style-name="P11"><text:span text:style-name="T33">}</text:span></text:p>
              <text:p text:style-name="P11"><text:span text:style-name="T33"/></text:p>
            </text:list-header>
          </text:list>
          <text:list text:style-name="L6">
            <text:list-header>
              <text:p text:style-name="P11"><text:span text:style-name="T32">int main(void) {</text:span></text:p>
              <text:p text:style-name="P11"><text:span text:style-name="T32"><text:s text:c="4"/></text:span><text:span text:style-name="T32">int* w[4];</text:span></text:p>
              <text:p text:style-name="P11"><text:span text:style-name="T32"/></text:p>
              <text:p text:style-name="P11"><text:span text:style-name="T32"><text:s text:c="4"/></text:span><text:span text:style-name="T32">w[0] = malloc(sizeof(int));</text:span></text:p>
              <text:p text:style-name="P11"><text:span text:style-name="T32"><text:s text:c="4"/></text:span><text:span text:style-name="T32">*(w[0]) = 7;</text:span></text:p>
              <text:p text:style-name="P11"><text:span text:style-name="T32"><text:s text:c="4"/>…</text:span></text:p>
              <text:p text:style-name="P19"><text:span text:style-name="T32"><text:s text:c="2"/></text:span></text:p>
              <text:p text:style-name="P20"><text:span text:style-name="T32"><text:s text:c="4"/></text:span><text:span text:style-name="T32">sort((void **) w, 4, (int (*)(void*,void*))</text:span><text:span text:style-name="T33">CompareInts</text:span><text:span text:style-name="T32">);</text:span></text:p>
              <text:p text:style-name="P11"><text:span text:style-name="T32"><text:s text:c="4"/></text:span><text:span text:style-name="T28">…</text:span></text:p>
              <text:p text:style-name="P11"><text:span text:style-name="T32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" draw:text-style-name="P10" draw:layer="layout" svg:x1="19.262cm" svg:y1="13.123cm" svg:x2="20.532cm" svg:y2="15.24cm">
          <text:p/>
        </draw:line>
        <draw:custom-shape draw:style-name="gr3" draw:text-style-name="P2" draw:layer="layout" svg:width="5.29cm" svg:height="1.277cm" svg:x="16.825cm" svg:y="11.642cm">
          <text:list text:style-name="L7">
            <text:list-header>
              <text:p text:style-name="P1">İşlev gösterici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335cm" svg:height="10.001cm" svg:x="3.493cm" svg:y="2.002cm" draw:page-number="17" presentation:class="page"/>
          <draw:frame presentation:style-name="pr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Making “Array” an ADT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“dizi” SVT tasarımı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6"><text:span text:style-name="T3">C'de diziler hata eğilimlidir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Negatif indislere erişim (Ör., </text:span><text:span text:style-name="T36">v[-1]</text:span><text:span text:style-name="T6">)</text:span></text:p>
                  </text:list-item>
                  <text:list-item>
                    <text:p text:style-name="P7"><text:span text:style-name="T6">Sınırın ötesine erişim (Ör., </text:span><text:span text:style-name="T36">v[n]</text:span><text:span text:style-name="T6">)</text:span></text:p>
                  </text:list-item>
                  <text:list-item>
                    <text:p text:style-name="P7"><text:span text:style-name="T6">Dizi boyutu (yani., </text:span><text:span text:style-name="T36">n</text:span><text:span text:style-name="T6">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Programcıyı dizi SVT ile koruma altına al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Dizi oluşturma ve silme</text:span></text:p>
                  </text:list-item>
                  <text:list-item>
                    <text:p text:style-name="P7"><text:span text:style-name="T6">Dizi uzunluğu</text:span></text:p>
                  </text:list-item>
                  <text:list-item>
                    <text:p text:style-name="P7"><text:span text:style-name="T6">Dizi elemanını okuma</text:span></text:p>
                  </text:list-item>
                  <text:list-item>
                    <text:p text:style-name="P7"><text:span text:style-name="T6">Sonuna ekleme, değiştirme, silme</text:span></text:p>
                  </text:list-item>
                  <text:list-item>
                    <text:p text:style-name="P7"><text:span text:style-name="T6">Sıralam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1cm" svg:x="3.493cm" svg:y="2.002cm" draw:page-number="18" presentation:class="page"/>
          <draw:frame presentation:style-name="pr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Array ADT: Interface" draw:style-name="dp1" draw:master-page-name="Varsayılan" presentation:presentation-page-layout-name="AL3T19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Dizi SVT: Arayüz</text:p>
              </text:list-header>
            </text:list>
          </draw:text-box>
        </draw:frame>
        <draw:custom-shape draw:style-name="gr6" draw:text-style-name="P2" draw:layer="layout" svg:width="22.86cm" svg:height="10.993cm" svg:x="1.482cm" svg:y="4.886cm">
          <text:list text:style-name="L6">
            <text:list-header>
              <text:p text:style-name="P11"><text:span text:style-name="T37"/></text:p>
            </text:list-header>
          </text:list>
          <text:list text:style-name="L12">
            <text:list-header>
              <text:p text:style-name="P11"><text:span text:style-name="T38">typedef struct Array *Array_T;</text:span></text:p>
              <text:p text:style-name="P11"><text:span text:style-name="T38"/></text:p>
            </text:list-header>
          </text:list>
          <text:list text:style-name="L6">
            <text:list-header>
              <text:p text:style-name="P11"><text:span text:style-name="T39">Array_T </text:span><text:span text:style-name="T40">Array_new</text:span><text:span text:style-name="T39">(void);</text:span></text:p>
              <text:p text:style-name="P11"><text:span text:style-name="T39">void </text:span><text:span text:style-name="T40">Array_free</text:span><text:span text:style-name="T39">(Array_T array);</text:span></text:p>
              <text:p text:style-name="P11"><text:span text:style-name="T39"/></text:p>
              <text:p text:style-name="P11"><text:span text:style-name="T39">int </text:span><text:span text:style-name="T40">Array_getLength</text:span><text:span text:style-name="T39">(Array_T array);</text:span></text:p>
            </text:list-header>
          </text:list>
          <text:list text:style-name="L7">
            <text:list-header>
              <text:p text:style-name="P11"><text:span text:style-name="T41">void *</text:span><text:span text:style-name="T40">Array_getData</text:span><text:span text:style-name="T39">(Array_T array, int index);</text:span></text:p>
            </text:list-header>
          </text:list>
          <text:list text:style-name="L6">
            <text:list-header>
              <text:p text:style-name="P11"><text:span text:style-name="T39"/></text:p>
              <text:p text:style-name="P11"><text:span text:style-name="T39">void </text:span><text:span text:style-name="T40">Array_append</text:span><text:span text:style-name="T39">(Array_T array, </text:span><text:span text:style-name="T41">void *</text:span><text:span text:style-name="T39">datap);</text:span></text:p>
              <text:p text:style-name="P11"><text:span text:style-name="T39">void </text:span><text:span text:style-name="T40">Array_replace</text:span><text:span text:style-name="T39">(Array_T array, int index, </text:span><text:span text:style-name="T41">void *</text:span><text:span text:style-name="T39">datap);</text:span></text:p>
              <text:p text:style-name="P11"><text:span text:style-name="T39">void </text:span><text:span text:style-name="T40">Array_remove</text:span><text:span text:style-name="T39">(Array_T array, int index);</text:span></text:p>
              <text:p text:style-name="P11"><text:span text:style-name="T39"/></text:p>
              <text:p text:style-name="P11"><text:span text:style-name="T39">void </text:span><text:span text:style-name="T40">Array_sort</text:span><text:span text:style-name="T39">(Array_T array, </text:span></text:p>
              <text:p text:style-name="P11"><text:span text:style-name="T39"><text:s text:c="16"/></text:span><text:span text:style-name="T39">int (*compare)(</text:span><text:span text:style-name="T41">void *</text:span><text:span text:style-name="T39">datap1, </text:span><text:span text:style-name="T41">void *</text:span><text:span text:style-name="T39">datap2));</text:span></text:p>
              <text:p text:style-name="P11"><text:span text:style-name="T3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703cm" svg:height="1.108cm" svg:x="1.907cm" svg:y="3.598cm">
          <text:list text:style-name="L7">
            <text:list-header>
              <text:p text:style-name="P14"><text:span text:style-name="T42">array.h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10" draw:layer="layout" svg:x1="11.429cm" svg:y1="4.022cm" svg:x2="8.042cm" svg:y2="5.715cm">
          <text:p/>
        </draw:line>
        <draw:custom-shape draw:style-name="gr3" draw:text-style-name="P2" draw:layer="layout" svg:width="16.153cm" svg:height="1.277cm" svg:x="8.589cm" svg:y="3.287cm">
          <text:list text:style-name="L12">
            <text:list-header>
              <text:p text:style-name="P1"><text:span text:style-name="T43">İstemcinin bilmesi gerekmeyen gerçeklemel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335cm" svg:height="10.001cm" svg:x="3.493cm" svg:y="2.002cm" draw:page-number="19" presentation:class="page"/>
          <draw:frame presentation:style-name="pr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Client Using Array ADT: Strings" draw:style-name="dp1" draw:master-page-name="Varsayılan" presentation:presentation-page-layout-name="AL3T19">
        <draw:frame presentation:style-name="pr3" draw:text-style-name="P1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<text:span text:style-name="T2">Dizi SVT'sini kullanan İstemci: dizgiler</text:span></text:p>
              </text:list-header>
            </text:list>
          </draw:text-box>
        </draw:frame>
        <draw:custom-shape draw:style-name="gr6" draw:text-style-name="P2" draw:layer="layout" svg:width="21.802cm" svg:height="14.321cm" svg:x="1.905cm" svg:y="3.739cm">
          <text:list text:style-name="L6">
            <text:list-header>
              <text:p text:style-name="P11"><text:span text:style-name="T39">#include “array.h”</text:span></text:p>
              <text:p text:style-name="P11"><text:span text:style-name="T39">#include &lt;stdio.h&gt;</text:span></text:p>
              <text:p text:style-name="P11"><text:span text:style-name="T39"/></text:p>
              <text:p text:style-name="P11"><text:span text:style-name="T39">int main(void) {</text:span></text:p>
              <text:p text:style-name="P11"><text:span text:style-name="T39"><text:s text:c="4"/></text:span><text:span text:style-name="T39">Array_T array;</text:span></text:p>
              <text:p text:style-name="P11"><text:span text:style-name="T39"><text:s text:c="4"/></text:span><text:span text:style-name="T39">int i;</text:span></text:p>
              <text:p text:style-name="P11"><text:span text:style-name="T39"/></text:p>
              <text:p text:style-name="P21"><text:span text:style-name="T39"><text:s text:c="4"/></text:span><text:span text:style-name="T39">array = Array_new();</text:span></text:p>
              <text:p text:style-name="P11"><text:span text:style-name="T39"/></text:p>
              <text:p text:style-name="P21"><text:span text:style-name="T39"><text:s text:c="4"/></text:span><text:span text:style-name="T39">Array_append(array, </text:span><text:span text:style-name="T44">(void *)</text:span><text:span text:style-name="T39"> “COS217”);</text:span></text:p>
              <text:p text:style-name="P11"><text:span text:style-name="T39"><text:s text:c="4"/></text:span><text:span text:style-name="T39">Array_append(array, </text:span><text:span text:style-name="T44">(void *)</text:span><text:span text:style-name="T39"> “IS”);</text:span></text:p>
              <text:p text:style-name="P11"><text:span text:style-name="T39"><text:s text:c="4"/></text:span><text:span text:style-name="T39">Array_append(array, </text:span><text:span text:style-name="T44">(void *)</text:span><text:span text:style-name="T39"> “FUN”);</text:span></text:p>
              <text:p text:style-name="P11"><text:span text:style-name="T39"><text:s text:c="2"/></text:span></text:p>
              <text:p text:style-name="P11"><text:span text:style-name="T39"><text:s text:c="4"/></text:span><text:span text:style-name="T39">for (i = 0; i &lt; Array_getLength(array); i++) {</text:span></text:p>
              <text:p text:style-name="P11"><text:span text:style-name="T39"><text:s text:c="8"/></text:span><text:span text:style-name="T39">char *str = </text:span><text:span text:style-name="T44">(char *)</text:span><text:span text:style-name="T39"> Array_getData(array, i);</text:span></text:p>
              <text:p text:style-name="P11"><text:span text:style-name="T39"><text:s text:c="8"/></text:span><text:span text:style-name="T39">printf(str);</text:span></text:p>
              <text:p text:style-name="P11"><text:span text:style-name="T39"><text:s text:c="4"/></text:span><text:span text:style-name="T39">}</text:span></text:p>
              <text:p text:style-name="P11"><text:span text:style-name="T39"/></text:p>
              <text:p text:style-name="P21"><text:span text:style-name="T39"><text:s text:c="4"/></text:span><text:span text:style-name="T39">Array_free(array);</text:span></text:p>
              <text:p text:style-name="P11"><text:span text:style-name="T39"/></text:p>
              <text:p text:style-name="P21"><text:span text:style-name="T39"><text:s text:c="4"/></text:span><text:span text:style-name="T39">return 0;</text:span></text:p>
              <text:p text:style-name="P11"><text:span text:style-name="T39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335cm" svg:height="10.001cm" svg:x="3.493cm" svg:y="2.002cm" draw:page-number="20" presentation:class="page"/>
          <draw:frame presentation:style-name="pr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Client Using Array ADT: Integers" draw:style-name="dp1" draw:master-page-name="Varsayılan" presentation:presentation-page-layout-name="AL3T19">
        <draw:frame presentation:style-name="pr3" draw:text-style-name="P12" draw:layer="layout" svg:width="23.706cm" svg:height="1.906cm" svg:x="0.847cm" svg:y="1.057cm" presentation:class="title" presentation:user-transformed="true">
          <draw:text-box>
            <text:list text:style-name="L11">
              <text:list-header>
                <text:p text:style-name="P3"><text:span text:style-name="T3">Dizi SVT'sini kullanan İstemci: tamsayılar</text:span></text:p>
              </text:list-header>
            </text:list>
          </draw:text-box>
        </draw:frame>
        <draw:custom-shape draw:style-name="gr6" draw:text-style-name="P2" draw:layer="layout" svg:width="21.802cm" svg:height="14.725cm" svg:x="1.905cm" svg:y="3.387cm">
          <text:list text:style-name="L6">
            <text:list-header>
              <text:p text:style-name="P11"><text:span text:style-name="T39">#include “array.h”</text:span></text:p>
              <text:p text:style-name="P11"><text:span text:style-name="T39">#include &lt;stdio.h&gt;</text:span></text:p>
              <text:p text:style-name="P11"><text:span text:style-name="T39"/></text:p>
              <text:p text:style-name="P11"><text:span text:style-name="T39">int main(void) {</text:span></text:p>
              <text:p text:style-name="P11"><text:span text:style-name="T39"><text:s text:c="4"/></text:span><text:span text:style-name="T39">Array_T array;</text:span></text:p>
              <text:p text:style-name="P11"><text:span text:style-name="T39"><text:s text:c="4"/></text:span><text:span text:style-name="T39">int one=1, two=2, three=3;</text:span></text:p>
              <text:p text:style-name="P11"><text:span text:style-name="T39"><text:s text:c="4"/></text:span><text:span text:style-name="T39">int i;</text:span></text:p>
              <text:p text:style-name="P11"><text:span text:style-name="T39"/></text:p>
              <text:p text:style-name="P21"><text:span text:style-name="T39"><text:s text:c="4"/></text:span><text:span text:style-name="T39">array = Array_new();</text:span></text:p>
              <text:p text:style-name="P11"><text:span text:style-name="T39"/></text:p>
              <text:p text:style-name="P22"><text:span text:style-name="T39"><text:s text:c="4"/></text:span><text:span text:style-name="T39">Array_append(array, </text:span><text:span text:style-name="T44">(void *)</text:span><text:span text:style-name="T39"> &amp;one);</text:span></text:p>
              <text:p text:style-name="P11"><text:span text:style-name="T39"><text:s text:c="4"/></text:span><text:span text:style-name="T39">Array_append(array, </text:span><text:span text:style-name="T44">(void *)</text:span><text:span text:style-name="T39"> &amp;two);</text:span></text:p>
              <text:p text:style-name="P11"><text:span text:style-name="T39"><text:s text:c="4"/></text:span><text:span text:style-name="T39">Array_append(array, </text:span><text:span text:style-name="T44">(void *)</text:span><text:span text:style-name="T39"> &amp;three);</text:span></text:p>
              <text:p text:style-name="P11"><text:span text:style-name="T39"><text:s text:c="2"/></text:span></text:p>
              <text:p text:style-name="P21"><text:span text:style-name="T39"><text:s text:c="4"/></text:span><text:span text:style-name="T39">for (i = 0; i &lt; Array_getLength(array); i++) {</text:span></text:p>
              <text:p text:style-name="P11"><text:span text:style-name="T39"><text:s text:c="8"/></text:span><text:span text:style-name="T39">int *datap = </text:span><text:span text:style-name="T44">(int *)</text:span><text:span text:style-name="T39"> Array_getData(array, i);</text:span></text:p>
              <text:p text:style-name="P11"><text:span text:style-name="T39"><text:s text:c="8"/></text:span><text:span text:style-name="T39">printf(“%d “, *datap);</text:span></text:p>
              <text:p text:style-name="P11"><text:span text:style-name="T39"><text:s text:c="4"/></text:span><text:span text:style-name="T39">}</text:span></text:p>
              <text:p text:style-name="P11"><text:span text:style-name="T39"/></text:p>
              <text:p text:style-name="P23"><text:span text:style-name="T39"><text:s text:c="4"/></text:span><text:span text:style-name="T39">Array_free(array);</text:span></text:p>
              <text:p text:style-name="P11"><text:span text:style-name="T39"/></text:p>
              <text:p text:style-name="P23"><text:span text:style-name="T39"><text:s text:c="4"/></text:span><text:span text:style-name="T39">return 0;</text:span></text:p>
              <text:p text:style-name="P11"><text:span text:style-name="T39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335cm" svg:height="10.001cm" svg:x="3.493cm" svg:y="2.002cm" draw:page-number="21" presentation:class="page"/>
          <draw:frame presentation:style-name="pr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Array ADT Implementation" draw:style-name="dp1" draw:master-page-name="Varsayılan" presentation:presentation-page-layout-name="AL3T19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Dizi SVT Gerçekleme</text:p>
              </text:list-header>
            </text:list>
          </draw:text-box>
        </draw:frame>
        <draw:custom-shape draw:style-name="gr6" draw:text-style-name="P2" draw:layer="layout" svg:width="21.802cm" svg:height="13.781cm" svg:x="1.905cm" svg:y="4.233cm">
          <text:list text:style-name="L6">
            <text:list-header>
              <text:p text:style-name="P11"><text:span text:style-name="T39">#include “array.h”</text:span></text:p>
              <text:p text:style-name="P11"><text:span text:style-name="T39"/></text:p>
              <text:p text:style-name="P11"><text:span text:style-name="T39">enum {MAX_ELEMENTS = 128};</text:span></text:p>
              <text:p text:style-name="P11"><text:span text:style-name="T39"/></text:p>
            </text:list-header>
          </text:list>
          <text:list text:style-name="L7">
            <text:list-header>
              <text:p text:style-name="P11"><text:span text:style-name="T41">struct Array {</text:span></text:p>
              <text:p text:style-name="P11"><text:span text:style-name="T41"><text:s text:c="4"/></text:span><text:span text:style-name="T41">void *elements[MAX_ELEMENTS];</text:span></text:p>
              <text:p text:style-name="P11"><text:span text:style-name="T41"><text:s text:c="4"/></text:span><text:span text:style-name="T41">int num_elements;</text:span></text:p>
              <text:p text:style-name="P11"><text:span text:style-name="T41">};</text:span></text:p>
              <text:p text:style-name="P11"><text:span text:style-name="T41"/></text:p>
            </text:list-header>
          </text:list>
          <text:list text:style-name="L6">
            <text:list-header>
              <text:p text:style-name="P11"><text:span text:style-name="T39"/></text:p>
              <text:p text:style-name="P11"><text:span text:style-name="T39">Array_T </text:span><text:span text:style-name="T40">Array_new</text:span><text:span text:style-name="T39">(void) { </text:span></text:p>
              <text:p text:style-name="P11"><text:span text:style-name="T39"><text:s text:c="4"/></text:span><text:span text:style-name="T39">Array_T array = malloc(sizeof(struct Array));</text:span></text:p>
              <text:p text:style-name="P11"><text:span text:style-name="T39"><text:s text:c="4"/></text:span><text:span text:style-name="T39">array-&gt;num_elements = 0;</text:span></text:p>
              <text:p text:style-name="P11"><text:span text:style-name="T39"><text:s text:c="4"/></text:span><text:span text:style-name="T39">return array;</text:span></text:p>
              <text:p text:style-name="P11"><text:span text:style-name="T39">}</text:span></text:p>
              <text:p text:style-name="P11"><text:span text:style-name="T39"/></text:p>
              <text:p text:style-name="P11"><text:span text:style-name="T39"/></text:p>
              <text:p text:style-name="P11"><text:span text:style-name="T39">void </text:span><text:span text:style-name="T40">Array_free</text:span><text:span text:style-name="T39">(Array_T array) {</text:span></text:p>
              <text:p text:style-name="P11"><text:span text:style-name="T39"><text:s text:c="4"/></text:span><text:span text:style-name="T39">free(array);</text:span></text:p>
              <text:p text:style-name="P11"><text:span text:style-name="T39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335cm" svg:height="10.001cm" svg:x="3.493cm" svg:y="2.002cm" draw:page-number="22" presentation:class="page"/>
          <draw:frame presentation:style-name="pr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Array ADT Implementation (Cont)" draw:style-name="dp1" draw:master-page-name="Varsayılan" presentation:presentation-page-layout-name="AL3T19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Dizi SVT Gerçekleme (devam)</text:p>
              </text:list-header>
            </text:list>
          </draw:text-box>
        </draw:frame>
        <draw:custom-shape draw:style-name="gr6" draw:text-style-name="P2" draw:layer="layout" svg:width="21.802cm" svg:height="13.105cm" svg:x="1.905cm" svg:y="4.233cm">
          <text:list text:style-name="L6">
            <text:list-header>
              <text:p text:style-name="P11"><text:span text:style-name="T39"/></text:p>
              <text:p text:style-name="P11"><text:span text:style-name="T39">int </text:span><text:span text:style-name="T40">Array_getLength</text:span><text:span text:style-name="T39">(Array_T array) {</text:span></text:p>
              <text:p text:style-name="P11"><text:span text:style-name="T39"><text:s text:c="4"/></text:span><text:span text:style-name="T39">return array-&gt;num_elements;</text:span></text:p>
              <text:p text:style-name="P11"><text:span text:style-name="T39">}</text:span></text:p>
              <text:p text:style-name="P11"><text:span text:style-name="T39"/></text:p>
              <text:p text:style-name="P11"><text:span text:style-name="T39">void *</text:span><text:span text:style-name="T40">Array_getData</text:span><text:span text:style-name="T39">(Array_T array, int index) {</text:span></text:p>
              <text:p text:style-name="P11"><text:span text:style-name="T39"><text:s text:c="4"/></text:span><text:span text:style-name="T39">return array-&gt;elements[index];</text:span></text:p>
              <text:p text:style-name="P11"><text:span text:style-name="T39">}</text:span></text:p>
              <text:p text:style-name="P11"><text:span text:style-name="T39"/></text:p>
              <text:p text:style-name="P11"><text:span text:style-name="T39">void </text:span><text:span text:style-name="T40">Array_append</text:span><text:span text:style-name="T39">(Array_T array, void *datap) {</text:span></text:p>
              <text:p text:style-name="P11"><text:span text:style-name="T39"><text:s text:c="4"/></text:span><text:span text:style-name="T39">int index = array-&gt;num_elements;</text:span></text:p>
              <text:p text:style-name="P11"><text:span text:style-name="T39"><text:s text:c="4"/></text:span><text:span text:style-name="T39">array-&gt;elements[index] = datap;</text:span></text:p>
              <text:p text:style-name="P11"><text:span text:style-name="T39"><text:s text:c="4"/></text:span><text:span text:style-name="T39">array-&gt;num_elements++;</text:span></text:p>
              <text:p text:style-name="P11"><text:span text:style-name="T39">}</text:span></text:p>
              <text:p text:style-name="P11"><text:span text:style-name="T39"/></text:p>
              <text:p text:style-name="P11"><text:span text:style-name="T39">void </text:span><text:span text:style-name="T40">Array_replace</text:span><text:span text:style-name="T39">(Array_T array, int index, void *datap) {</text:span></text:p>
              <text:p text:style-name="P11"><text:span text:style-name="T39"><text:s text:c="4"/></text:span><text:span text:style-name="T39">array-&gt;elements[index] = datap;</text:span></text:p>
              <text:p text:style-name="P11"><text:span text:style-name="T39">}</text:span></text:p>
              <text:p text:style-name="P11"><text:span text:style-name="T3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335cm" svg:height="10.001cm" svg:x="3.493cm" svg:y="2.002cm" draw:page-number="23" presentation:class="page"/>
          <draw:frame presentation:style-name="pr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Array ADT Implementation (Cont.)" draw:style-name="dp1" draw:master-page-name="Varsayılan" presentation:presentation-page-layout-name="AL3T19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11">
              <text:list-header>
                <text:p text:style-name="P3">Dizi SVT Gerçekleme (devam)</text:p>
              </text:list-header>
            </text:list>
          </draw:text-box>
        </draw:frame>
        <draw:custom-shape draw:style-name="gr6" draw:text-style-name="P2" draw:layer="layout" svg:width="23.071cm" svg:height="14.592cm" svg:x="1.482cm" svg:y="3.598cm">
          <text:list text:style-name="L6">
            <text:list-header>
              <text:p text:style-name="P11"><text:span text:style-name="T39">void </text:span><text:span text:style-name="T40">Array_insert</text:span><text:span text:style-name="T39">(Array_T array, int index, void *datap) {</text:span></text:p>
              <text:p text:style-name="P11"><text:span text:style-name="T39"><text:s text:c="4"/></text:span><text:span text:style-name="T39">int i;</text:span></text:p>
              <text:p text:style-name="P11"><text:span text:style-name="T39"/></text:p>
              <text:p text:style-name="P11"><text:span text:style-name="T39"><text:s text:c="4"/></text:span><text:span text:style-name="T44">/* Shift elements to the right to make room for new entry */</text:span></text:p>
              <text:p text:style-name="P11"><text:span text:style-name="T39"><text:s text:c="4"/></text:span><text:span text:style-name="T39">for (i = array-&gt;num_elements; i &gt; index; i--) </text:span></text:p>
              <text:p text:style-name="P11"><text:span text:style-name="T39"><text:s text:c="8"/></text:span><text:span text:style-name="T39">array-&gt;elements[i] = array-&gt;elements[i-1];</text:span></text:p>
              <text:p text:style-name="P11"><text:span text:style-name="T39"/></text:p>
              <text:p text:style-name="P11"><text:span text:style-name="T39"><text:s text:c="4"/></text:span><text:span text:style-name="T44">/* Add the new element in the now-free location */</text:span></text:p>
              <text:p text:style-name="P11"><text:span text:style-name="T39"><text:s text:c="4"/></text:span><text:span text:style-name="T39">array-&gt;elements[index] = str;</text:span></text:p>
              <text:p text:style-name="P11"><text:span text:style-name="T39"><text:s text:c="4"/></text:span><text:span text:style-name="T39">array-&gt;num_elements++;</text:span></text:p>
              <text:p text:style-name="P11"><text:span text:style-name="T39">}</text:span></text:p>
              <text:p text:style-name="P11"><text:span text:style-name="T39"/></text:p>
              <text:p text:style-name="P11"><text:span text:style-name="T39"/></text:p>
              <text:p text:style-name="P24"><text:span text:style-name="T39">void </text:span><text:span text:style-name="T40">Array_remove</text:span><text:span text:style-name="T39">(Array_T array, int index) {</text:span></text:p>
              <text:p text:style-name="P11"><text:span text:style-name="T39"><text:s text:c="4"/></text:span><text:span text:style-name="T39">int i;</text:span></text:p>
              <text:p text:style-name="P11"><text:span text:style-name="T39"/></text:p>
              <text:p text:style-name="P11"><text:span text:style-name="T39"><text:s text:c="4"/></text:span><text:span text:style-name="T44">/* Shift elements to the left to overwrite freed spot */</text:span></text:p>
              <text:p text:style-name="P11"><text:span text:style-name="T39"><text:s text:c="4"/></text:span><text:span text:style-name="T39">for (i = index+1; i &lt; array-&gt;num_elements; i++) </text:span></text:p>
              <text:p text:style-name="P11"><text:span text:style-name="T39"><text:s text:c="8"/></text:span><text:span text:style-name="T39">array-&gt;elements[i-1] = array-&gt;elements[i];</text:span></text:p>
              <text:p text:style-name="P11"><text:span text:style-name="T39"/></text:p>
              <text:p text:style-name="P11"><text:span text:style-name="T39"><text:s text:c="4"/></text:span><text:span text:style-name="T39">array-&gt;num_elements--;</text:span></text:p>
              <text:p text:style-name="P11"><text:span text:style-name="T39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335cm" svg:height="10.001cm" svg:x="3.493cm" svg:y="2.002cm" draw:page-number="24" presentation:class="page"/>
          <draw:frame presentation:style-name="pr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5" draw:style-name="dp1" draw:master-page-name="Varsayılan" presentation:presentation-page-layout-name="AL3T19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11">
              <text:list-header>
                <text:p text:style-name="P3">Dizi SVT Gerçekleme (devam)</text:p>
              </text:list-header>
            </text:list>
          </draw:text-box>
        </draw:frame>
        <draw:custom-shape draw:style-name="gr6" draw:text-style-name="P2" draw:layer="layout" svg:width="22.648cm" svg:height="9.733cm" svg:x="1.482cm" svg:y="4.233cm">
          <text:list text:style-name="L6">
            <text:list-header>
              <text:p text:style-name="P11"><text:span text:style-name="T37"/></text:p>
              <text:p text:style-name="P11"><text:span text:style-name="T37">void </text:span><text:span text:style-name="T45">Array_sort</text:span><text:span text:style-name="T37">(Array_T array, </text:span></text:p>
              <text:p text:style-name="P11"><text:span text:style-name="T37"><text:s text:c="16"/></text:span><text:span text:style-name="T46">int (*compare)(void *datap1, void *datap2)</text:span><text:span text:style-name="T37">) </text:span></text:p>
              <text:p text:style-name="P11"><text:span text:style-name="T37">{</text:span></text:p>
              <text:p text:style-name="P11"><text:span text:style-name="T37"><text:s text:c="4"/></text:span><text:span text:style-name="T37">int i, j;</text:span></text:p>
              <text:p text:style-name="P11"><text:span text:style-name="T37"/></text:p>
              <text:p text:style-name="P11"><text:span text:style-name="T37"><text:s text:c="4"/></text:span><text:span text:style-name="T37">for (i = 0; i &lt; array-&gt;num_elements; i++) {</text:span></text:p>
              <text:p text:style-name="P11"><text:span text:style-name="T37"><text:s text:c="8"/></text:span><text:span text:style-name="T37">for (j = i+1; j &lt; array-&gt;num_elements; j++) {</text:span></text:p>
              <text:p text:style-name="P11"><text:span text:style-name="T37"><text:s text:c="12"/></text:span><text:span text:style-name="T37">if (</text:span><text:span text:style-name="T46">(*compare)</text:span><text:span text:style-name="T37">(array-&gt;elements[i], array-&gt;elements[j]) &gt; 0) {</text:span></text:p>
              <text:p text:style-name="P11"><text:span text:style-name="T37"><text:s text:c="16"/></text:span><text:span text:style-name="T37">void *swap = array-&gt;elements[i];</text:span></text:p>
              <text:p text:style-name="P11"><text:span text:style-name="T37"><text:s text:c="16"/></text:span><text:span text:style-name="T37">array-&gt;elements[i] = array-&gt;elements[j];</text:span></text:p>
              <text:p text:style-name="P11"><text:span text:style-name="T37"><text:s text:c="16"/></text:span><text:span text:style-name="T37">array-&gt;elements[j] = swap;</text:span></text:p>
              <text:p text:style-name="P11"><text:span text:style-name="T37"><text:s text:c="12"/></text:span><text:span text:style-name="T37">}</text:span></text:p>
              <text:p text:style-name="P11"><text:span text:style-name="T37"><text:s text:c="8"/></text:span><text:span text:style-name="T37">}</text:span></text:p>
              <text:p text:style-name="P11"><text:span text:style-name="T37"><text:s text:c="4"/></text:span><text:span text:style-name="T37">}</text:span></text:p>
              <text:p text:style-name="P11"><text:span text:style-name="T37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335cm" svg:height="10.001cm" svg:x="3.493cm" svg:y="2.002cm" draw:page-number="25" presentation:class="page"/>
          <draw:frame presentation:style-name="pr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ummary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Özet</text:p>
              </text:list-header>
            </text:list>
          </draw:text-box>
        </draw:frame>
        <draw:frame presentation:style-name="pr4" draw:text-style-name="P2" draw:layer="layout" svg:width="24.131cm" svg:height="15.24cm" svg:x="1.269cm" svg:y="3.387cm" presentation:class="outline" presentation:user-transformed="true">
          <draw:text-box>
            <text:list text:style-name="L3">
              <text:list-item>
                <text:p text:style-name="P8">Tek bir modül yapısı üzerinde modül destekli işlemler</text:p>
              </text:list-item>
            </text:list>
            <text:list text:style-name="L4">
              <text:list-item>
                <text:list>
                  <text:list-item>
                    <text:p text:style-name="P9">Arayüz işlemleri bildirir, veri yapısıyla ilgilenmez</text:p>
                  </text:list-item>
                  <text:list-item>
                    <text:p text:style-name="P9">Arayüz işlemler kümesine basit bir erişim sağlar</text:p>
                  </text:list-item>
                  <text:list-item>
                    <text:p text:style-name="P9">Arayüz esneklik ve genişletilebilirlik sağlar</text:p>
                  </text:list-item>
                </text:list>
              </text:list-item>
            </text:list>
            <text:list text:style-name="L3">
              <text:list-item>
                <text:p text:style-name="P8">İşlevsellik VE genelleştirme için bir yol</text:p>
              </text:list-item>
            </text:list>
            <text:list text:style-name="L4">
              <text:list-item>
                <text:list>
                  <text:list-item>
                    <text:p text:style-name="P9">Programlama dili üstün özelliklerinden faydalanma</text:p>
                  </text:list-item>
                  <text:list-item>
                    <text:p text:style-name="P9">ör. Void göstericiler ve fonksiyon göstericileri</text:p>
                  </text:list-item>
                </text:list>
              </text:list-item>
            </text:list>
            <text:list text:style-name="L3">
              <text:list-item>
                <text:p text:style-name="P8">Üstünlükleri</text:p>
              </text:list-item>
            </text:list>
            <text:list text:style-name="L4">
              <text:list-item>
                <text:list>
                  <text:list-item>
                    <text:p text:style-name="P9">Genel olarak kullanılan işlevler kümesini sağlama (yeniden kullanım)</text:p>
                  </text:list-item>
                  <text:list-item>
                    <text:p text:style-name="P9">Gerçekleme istemciden gizlenir (soyutlama)</text:p>
                  </text:list-item>
                  <text:list-item>
                    <text:p text:style-name="P9">Farklı türler için kullanılabilirlik (polymorphis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1cm" svg:x="3.493cm" svg:y="2.002cm" draw:page-number="26" presentation:class="page"/>
          <draw:frame presentation:style-name="pr5" draw:layer="layout" svg:width="16.254cm" svg:height="12.001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msArrowEnd_20_9" draw:display-name="msArrowEnd 9" svg:viewBox="0 0 355 355" svg:d="m178 0 177 355h-355z"/>
    <draw:marker draw:name="msArrowOpenEnd_20_9" draw:display-name="msArrowOpenEnd 9" svg:viewBox="0 0 426 426" svg:d="m213 0 213 388-64 38-149-273-149 273-64-3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arsayılan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Varsayılan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Varsayılan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Varsayılan-notes" style:family="presentation">
      <style:graphic-properties draw:stroke="none" draw:fill="none">
        <text:list-style style:name="Varsayılan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Varsayılan-outline1">
          <text:list-level-style-bullet text:level="1" text:bullet-char="•">
            <style:list-level-properties text:min-label-width="0.621cm"/>
            <style:text-properties fo:font-family="Helvetica" style:font-family-generic="swiss" style:font-pitch="variable" fo:color="#0000ff" fo:font-size="100%"/>
          </text:list-level-style-bullet>
          <text:list-level-style-bullet text:level="2" text:bullet-char="">
            <style:list-level-properties text:space-before="0.943cm" text:min-label-width="0.622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 text:min-label-width="0.649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 text:min-label-width="0.6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•">
            <style:list-level-properties text:space-before="3.814cm" text:min-label-width="0.622cm"/>
            <style:text-properties fo:font-family="Helvetic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3.814cm" text:min-label-width="0.622cm"/>
            <style:text-properties fo:font-family="Helvetic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3.814cm" text:min-label-width="0.622cm"/>
            <style:text-properties fo:font-family="Helvetic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3.814cm" text:min-label-width="0.622cm"/>
            <style:text-properties fo:font-family="Helvetic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3.814cm" text:min-label-width="0.622cm"/>
            <style:text-properties fo:font-family="Helvetic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3.814cm" text:min-label-width="0.622cm"/>
            <style:text-properties fo:font-family="Helvetic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18cm"/>
          <style:tab-stop style:position="4.458cm"/>
          <style:tab-stop style:position="6.998cm"/>
          <style:tab-stop style:position="9.538cm"/>
          <style:tab-stop style:position="12.078cm"/>
          <style:tab-stop style:position="14.618cm"/>
          <style:tab-stop style:position="17.158cm"/>
          <style:tab-stop style:position="19.698cm"/>
          <style:tab-stop style:position="22.238cm"/>
          <style:tab-stop style:position="24.778cm"/>
          <style:tab-stop style:position="27.318cm"/>
        </style:tab-stops>
      </style:paragraph-properties>
      <style:text-properties fo:color="#0000ff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74cm"/>
          <style:tab-stop style:position="3.514cm"/>
          <style:tab-stop style:position="6.054cm"/>
          <style:tab-stop style:position="8.594cm"/>
          <style:tab-stop style:position="11.134cm"/>
          <style:tab-stop style:position="13.674cm"/>
          <style:tab-stop style:position="16.214cm"/>
          <style:tab-stop style:position="18.754cm"/>
          <style:tab-stop style:position="21.294cm"/>
          <style:tab-stop style:position="23.834cm"/>
          <style:tab-stop style:position="26.37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3" style:family="presentation" style:parent-style-name="Varsayılan-outline2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8cm"/>
          <style:tab-stop style:position="2.548cm"/>
          <style:tab-stop style:position="5.088cm"/>
          <style:tab-stop style:position="7.628cm"/>
          <style:tab-stop style:position="10.168cm"/>
          <style:tab-stop style:position="12.708cm"/>
          <style:tab-stop style:position="15.248cm"/>
          <style:tab-stop style:position="17.788cm"/>
          <style:tab-stop style:position="20.328cm"/>
          <style:tab-stop style:position="22.868cm"/>
          <style:tab-stop style:position="25.408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4" style:family="presentation" style:parent-style-name="Varsayılan-outline3">
      <style:paragraph-properties fo:margin-left="0cm" fo:margin-right="0cm" fo:margin-top="0.07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66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Varsayılan-outline5" style:family="presentation" style:parent-style-name="Varsayılan-outline4">
      <style:paragraph-properties fo:margin-left="0cm" fo:margin-right="0cm" fo:margin-top="0.07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Varsayılan-outline6" style:family="presentation" style:parent-style-name="Varsayılan-outline5">
      <style:paragraph-properties fo:margin-left="0cm" fo:margin-right="0cm" fo:margin-top="0.07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Varsayılan-outline7" style:family="presentation" style:parent-style-name="Varsayılan-outline6">
      <style:paragraph-properties fo:margin-left="0cm" fo:margin-right="0cm" fo:margin-top="0.07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Varsayılan-outline8" style:family="presentation" style:parent-style-name="Varsayılan-outline7">
      <style:paragraph-properties fo:margin-left="0cm" fo:margin-right="0cm" fo:margin-top="0.07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Varsayılan-outline9" style:family="presentation" style:parent-style-name="Varsayılan-outline8">
      <style:paragraph-properties fo:margin-left="0cm" fo:margin-right="0cm" fo:margin-top="0.07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">
            <style:list-level-properties text:space-before="0.943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•">
            <style:list-level-properties text:space-before="3.814cm"/>
            <style:text-properties fo:font-family="Helvetic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3.814cm"/>
            <style:text-properties fo:font-family="Helvetic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3.814cm"/>
            <style:text-properties fo:font-family="Helvetic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3.814cm"/>
            <style:text-properties fo:font-family="Helvetic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3.814cm"/>
            <style:text-properties fo:font-family="Helvetic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3.814cm"/>
            <style:text-properties fo:font-family="Helvetic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Varsayılan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36pt" fo:font-style="normal" fo:text-shadow="none" style:text-underline-style="none" fo:font-weight="bold" style:font-family-asian="'DejaVu Sans'" style:font-family-generic-asian="system" style:font-pitch-asian="variable" style:font-size-asian="36pt" style:font-style-asian="normal" style:font-weight-asian="bold" style:font-family-complex="'DejaVu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Başlık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Başlık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Başlık1-notes" style:family="presentation">
      <style:graphic-properties draw:stroke="none" draw:fill="none">
        <text:list-style style:name="Başlık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Başlık1-outline1" style:family="presentation">
      <style:graphic-properties draw:stroke="none" draw:fill="none" draw:auto-grow-height="false" draw:fit-to-size="shrink-to-fit">
        <text:list-style style:name="Başlık1-outline1">
          <text:list-level-style-bullet text:level="1" text:bullet-char="•">
            <style:list-level-properties text:min-label-width="0.621cm"/>
            <style:text-properties fo:font-family="Helvetica" style:font-family-generic="swiss" style:font-pitch="variable" fo:color="#0000ff" fo:font-size="100%"/>
          </text:list-level-style-bullet>
          <text:list-level-style-bullet text:level="2" text:bullet-char="">
            <style:list-level-properties text:space-before="0.943cm" text:min-label-width="0.622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 text:min-label-width="0.649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 text:min-label-width="0.6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•">
            <style:list-level-properties text:space-before="3.814cm" text:min-label-width="0.622cm"/>
            <style:text-properties fo:font-family="Helvetic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3.814cm" text:min-label-width="0.622cm"/>
            <style:text-properties fo:font-family="Helvetic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3.814cm" text:min-label-width="0.622cm"/>
            <style:text-properties fo:font-family="Helvetic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3.814cm" text:min-label-width="0.622cm"/>
            <style:text-properties fo:font-family="Helvetic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3.814cm" text:min-label-width="0.622cm"/>
            <style:text-properties fo:font-family="Helvetic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3.814cm" text:min-label-width="0.622cm"/>
            <style:text-properties fo:font-family="Helvetic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18cm"/>
          <style:tab-stop style:position="4.458cm"/>
          <style:tab-stop style:position="6.998cm"/>
          <style:tab-stop style:position="9.538cm"/>
          <style:tab-stop style:position="12.078cm"/>
          <style:tab-stop style:position="14.618cm"/>
          <style:tab-stop style:position="17.158cm"/>
          <style:tab-stop style:position="19.698cm"/>
          <style:tab-stop style:position="22.238cm"/>
          <style:tab-stop style:position="24.778cm"/>
          <style:tab-stop style:position="27.318cm"/>
        </style:tab-stops>
      </style:paragraph-properties>
      <style:text-properties fo:color="#0000ff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aşlık1-outline2" style:family="presentation" style:parent-style-name="Başlık1-outline1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74cm"/>
          <style:tab-stop style:position="3.514cm"/>
          <style:tab-stop style:position="6.054cm"/>
          <style:tab-stop style:position="8.594cm"/>
          <style:tab-stop style:position="11.134cm"/>
          <style:tab-stop style:position="13.674cm"/>
          <style:tab-stop style:position="16.214cm"/>
          <style:tab-stop style:position="18.754cm"/>
          <style:tab-stop style:position="21.294cm"/>
          <style:tab-stop style:position="23.834cm"/>
          <style:tab-stop style:position="26.37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3" style:family="presentation" style:parent-style-name="Başlık1-outline2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8cm"/>
          <style:tab-stop style:position="2.548cm"/>
          <style:tab-stop style:position="5.088cm"/>
          <style:tab-stop style:position="7.628cm"/>
          <style:tab-stop style:position="10.168cm"/>
          <style:tab-stop style:position="12.708cm"/>
          <style:tab-stop style:position="15.248cm"/>
          <style:tab-stop style:position="17.788cm"/>
          <style:tab-stop style:position="20.328cm"/>
          <style:tab-stop style:position="22.868cm"/>
          <style:tab-stop style:position="25.408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4" style:family="presentation" style:parent-style-name="Başlık1-outline3">
      <style:paragraph-properties fo:margin-left="0cm" fo:margin-right="0cm" fo:margin-top="0.07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66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aşlık1-outline5" style:family="presentation" style:parent-style-name="Başlık1-outline4">
      <style:paragraph-properties fo:margin-left="0cm" fo:margin-right="0cm" fo:margin-top="0.07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aşlık1-outline6" style:family="presentation" style:parent-style-name="Başlık1-outline5">
      <style:paragraph-properties fo:margin-left="0cm" fo:margin-right="0cm" fo:margin-top="0.07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aşlık1-outline7" style:family="presentation" style:parent-style-name="Başlık1-outline6">
      <style:paragraph-properties fo:margin-left="0cm" fo:margin-right="0cm" fo:margin-top="0.07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aşlık1-outline8" style:family="presentation" style:parent-style-name="Başlık1-outline7">
      <style:paragraph-properties fo:margin-left="0cm" fo:margin-right="0cm" fo:margin-top="0.07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aşlık1-outline9" style:family="presentation" style:parent-style-name="Başlık1-outline8">
      <style:paragraph-properties fo:margin-left="0cm" fo:margin-right="0cm" fo:margin-top="0.07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aşlık1-subtitle" style:family="presentation">
      <style:graphic-properties draw:stroke="none" draw:fill="none" draw:textarea-vertical-align="middle">
        <text:list-style style:name="Başlık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">
            <style:list-level-properties text:space-before="0.943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•">
            <style:list-level-properties text:space-before="3.814cm"/>
            <style:text-properties fo:font-family="Helvetic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3.814cm"/>
            <style:text-properties fo:font-family="Helvetic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3.814cm"/>
            <style:text-properties fo:font-family="Helvetic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3.814cm"/>
            <style:text-properties fo:font-family="Helvetic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3.814cm"/>
            <style:text-properties fo:font-family="Helvetic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3.814cm"/>
            <style:text-properties fo:font-family="Helvetic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aşlık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Başlık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DejaVu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solid" svg:stroke-width="0.079cm" svg:stroke-color="#f47a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79cm" svg:stroke-color="#f47a00" draw:stroke-linejoin="miter" draw:fill="none" draw:fill-color="#f47a00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Varsayılan-backgroundobjects">
      <style:graphic-properties draw:stroke="none" draw:fill="none" draw:fill-color="#f47a00" draw:auto-grow-height="false" draw:auto-grow-width="false" fo:min-height="1.278cm" fo:min-width="0cm" fo:wrap-option="wrap"/>
    </style:style>
    <style:style style:name="Mpr2" style:family="presentation" style:parent-style-name="Varsayılan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3cm" fo:padding-bottom="0.133cm" fo:padding-left="0.266cm" fo:padding-right="0.266cm" fo:wrap-option="wrap" draw:shadow-color="#808080"/>
    </style:style>
    <style:style style:name="Mpr3" style:family="presentation" style:parent-style-name="Varsayılan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3cm" fo:padding-bottom="0.133cm" fo:padding-left="0.266cm" fo:padding-right="0.266cm" fo:wrap-option="wrap" draw:shadow-color="#808080"/>
    </style:style>
    <style:style style:name="Mpr4" style:family="presentation" style:parent-style-name="Başlık1-backgroundobjects">
      <style:graphic-properties draw:stroke="none" draw:fill="none" draw:fill-color="#f47a00" draw:auto-grow-height="false" draw:auto-grow-width="false" fo:min-height="1.325cm" fo:min-width="0cm" fo:wrap-option="wrap"/>
    </style:style>
    <style:style style:name="Mpr5" style:family="presentation" style:parent-style-name="Başlık1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3cm" fo:padding-bottom="0.133cm" fo:padding-left="0.266cm" fo:padding-right="0.266cm" fo:wrap-option="wrap" draw:shadow-color="#808080"/>
    </style:style>
    <style:style style:name="Mpr6" style:family="presentation" style:parent-style-name="Başlık1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3cm" fo:padding-bottom="0.133cm" fo:padding-left="0.266cm" fo:padding-right="0.266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3pt" fo:language="en" fo:country="US" style:font-size-asian="13pt" style:font-size-complex="13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 draw:page-number="1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Varsayılan" style:page-layout-name="PM1" draw:style-name="Mdp1">
      <draw:frame presentation:style-name="Varsayılan-title" draw:layer="backgroundobjects" svg:width="23.706cm" svg:height="3.309cm" svg:x="0.847cm" svg:y="0.356cm" presentation:class="title" presentation:placeholder="true">
        <draw:text-box/>
      </draw:frame>
      <draw:frame presentation:style-name="Varsayılan-outline1" draw:layer="backgroundobjects" svg:width="23.495cm" svg:height="12.573cm" svg:x="1.269cm" svg:y="3.387cm" presentation:class="outline" presentation:placeholder="true">
        <draw:text-box/>
      </draw:frame>
      <draw:frame presentation:style-name="Mpr1" draw:layer="backgroundobjects" svg:width="2.54cm" svg:height="1.277cm" svg:x="22.225cm" svg:y="17.56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draw:line draw:style-name="Mgr3" draw:text-style-name="MP3" draw:layer="backgroundobjects" svg:x1="0.423cm" svg:y1="3.175cm" svg:x2="24.977cm" svg:y2="3.175cm">
        <text:p/>
      </draw:line>
      <draw:line draw:style-name="Mgr3" draw:text-style-name="MP3" draw:layer="backgroundobjects" svg:x1="1.058cm" svg:y1="3.175cm" svg:x2="1.058cm" svg:y2="18.627cm">
        <text:p/>
      </draw:line>
      <draw:frame draw:style-name="Mgr4" draw:text-style-name="MP3" draw:layer="backgroundobjects" svg:width="1.781cm" svg:height="2.011cm" svg:x="22.437cm" svg:y="0.847cm">
        <draw:image xlink:href="Pictures/100002000000006500000072B56AD096.png" xlink:type="simple" xlink:show="embed" xlink:actuate="onLoad">
          <text:p/>
        </draw:image>
      </draw:frame>
      <draw:custom-shape draw:style-name="Mgr5" draw:text-style-name="MP4" draw:layer="backgroundobjects" svg:width="24.554cm" svg:height="18.204cm" svg:x="0.423cm" svg:y="0.423cm">
        <text:p/>
        <draw:enhanced-geometry svg:viewBox="0 0 21600 21600" draw:path-stretchpoint-x="10800" draw:path-stretchpoint-y="10800" draw:text-areas="?f3 ?f4 ?f5 ?f6" draw:type="round-rectangle" draw:modifiers="89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Mgr6" draw:text-style-name="MP5" draw:layer="backgroundobjects" svg:width="20.32cm" svg:height="26.67cm" svg:x="0cm" svg:y="0cm">
          <text:p/>
        </draw:rect>
        <draw:frame presentation:style-name="Mpr2" draw:text-style-name="MP7" draw:layer="backgroundobjects" svg:width="8.806cm" svg:height="1.333cm" svg:x="0cm" svg:y="0cm" presentation:class="header">
          <draw:text-box>
            <text:list text:style-name="ML2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2" draw:text-style-name="MP9" draw:layer="backgroundobjects" svg:width="8.807cm" svg:height="1.333cm" svg:x="11.508cm" svg:y="0cm" presentation:class="date-time">
          <draw:text-box>
            <text:list text:style-name="ML2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Varsayılan-title" draw:layer="backgroundobjects" svg:width="13.335cm" svg:height="10.002cm" svg:x="3.492cm" svg:y="2.001cm" presentation:class="page"/>
        <draw:frame presentation:style-name="Varsayılan-notes" draw:layer="backgroundobjects" svg:width="16.254cm" svg:height="12cm" svg:x="2.033cm" svg:y="12.668cm" presentation:class="notes" presentation:placeholder="true">
          <draw:text-box/>
        </draw:frame>
        <draw:frame presentation:style-name="Mpr3" draw:text-style-name="MP7" draw:layer="backgroundobjects" svg:width="8.806cm" svg:height="1.333cm" svg:x="0cm" svg:y="25.333cm" presentation:class="footer">
          <draw:text-box>
            <text:list text:style-name="ML2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3" draw:text-style-name="MP9" draw:layer="backgroundobjects" svg:width="8.807cm" svg:height="1.333cm" svg:x="11.508cm" svg:y="25.333cm" presentation:class="page-number">
          <draw:text-box>
            <text:list text:style-name="ML2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Başlık1" style:page-layout-name="PM1" draw:style-name="Mdp1">
      <draw:frame presentation:style-name="Başlık1-title" draw:layer="backgroundobjects" svg:width="21.59cm" svg:height="4.084cm" svg:x="1.905cm" svg:y="5.917cm" presentation:class="title" presentation:placeholder="true">
        <draw:text-box/>
      </draw:frame>
      <draw:frame presentation:style-name="Mpr4" draw:text-style-name="MP9" draw:layer="backgroundobjects" svg:width="5.927cm" svg:height="1.324cm" svg:x="18.202cm" svg:y="17.347cm" presentation:class="page-number">
        <draw:text-box>
          <text:list text:style-name="ML2">
            <text:list-header>
              <text:p text:style-name="MP8"><text:span text:style-name="MT1"><text:page-number>&lt;number&gt;</text:page-number></text:span></text:p>
            </text:list-header>
          </text:list>
        </draw:text-box>
      </draw:frame>
      <draw:line draw:style-name="Mgr3" draw:text-style-name="MP3" draw:layer="backgroundobjects" svg:x1="0.423cm" svg:y1="3.175cm" svg:x2="24.977cm" svg:y2="3.175cm">
        <text:p/>
      </draw:line>
      <draw:line draw:style-name="Mgr3" draw:text-style-name="MP3" draw:layer="backgroundobjects" svg:x1="1.058cm" svg:y1="3.175cm" svg:x2="1.058cm" svg:y2="18.627cm">
        <text:p/>
      </draw:line>
      <draw:frame draw:style-name="Mgr4" draw:text-style-name="MP3" draw:layer="backgroundobjects" svg:width="1.781cm" svg:height="2.011cm" svg:x="22.437cm" svg:y="0.847cm">
        <draw:image xlink:href="Pictures/100002000000006500000072B56AD096.png" xlink:type="simple" xlink:show="embed" xlink:actuate="onLoad">
          <text:p/>
        </draw:image>
      </draw:frame>
      <draw:custom-shape draw:style-name="Mgr5" draw:text-style-name="MP4" draw:layer="backgroundobjects" svg:width="24.554cm" svg:height="18.204cm" svg:x="0.423cm" svg:y="0.423cm">
        <text:p/>
        <draw:enhanced-geometry svg:viewBox="0 0 21600 21600" draw:path-stretchpoint-x="10800" draw:path-stretchpoint-y="10800" draw:text-areas="?f3 ?f4 ?f5 ?f6" draw:type="round-rectangle" draw:modifiers="89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Başlık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6" draw:text-style-name="MP5" draw:layer="backgroundobjects" svg:width="20.32cm" svg:height="26.67cm" svg:x="0cm" svg:y="0cm">
          <text:p/>
        </draw:rect>
        <draw:frame presentation:style-name="Mpr5" draw:text-style-name="MP7" draw:layer="backgroundobjects" svg:width="8.806cm" svg:height="1.333cm" svg:x="0cm" svg:y="0cm" presentation:class="header">
          <draw:text-box>
            <text:list text:style-name="ML2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5" draw:text-style-name="MP9" draw:layer="backgroundobjects" svg:width="8.807cm" svg:height="1.333cm" svg:x="11.508cm" svg:y="0cm" presentation:class="date-time">
          <draw:text-box>
            <text:list text:style-name="ML2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Başlık1-title" draw:layer="backgroundobjects" svg:width="13.335cm" svg:height="10.002cm" svg:x="3.492cm" svg:y="2.001cm" presentation:class="page"/>
        <draw:frame presentation:style-name="Başlık1-notes" draw:layer="backgroundobjects" svg:width="16.254cm" svg:height="12cm" svg:x="2.033cm" svg:y="12.668cm" presentation:class="notes" presentation:placeholder="true">
          <draw:text-box/>
        </draw:frame>
        <draw:frame presentation:style-name="Mpr6" draw:text-style-name="MP7" draw:layer="backgroundobjects" svg:width="8.806cm" svg:height="1.333cm" svg:x="0cm" svg:y="25.333cm" presentation:class="footer">
          <draw:text-box>
            <text:list text:style-name="ML2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6" draw:text-style-name="MP9" draw:layer="backgroundobjects" svg:width="8.807cm" svg:height="1.333cm" svg:x="11.508cm" svg:y="25.333cm" presentation:class="page-number">
          <draw:text-box>
            <text:list text:style-name="ML2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ADT</dc:title>
    <meta:initial-creator>Kai Li</meta:initial-creator>
    <meta:creation-date>2001-07-06T17:58:21</meta:creation-date>
    <dc:creator>seyyah </dc:creator>
    <dc:date>2010-12-27T23:24:20</dc:date>
    <meta:editing-cycles>320</meta:editing-cycles>
    <meta:editing-duration>PT42H09M25S</meta:editing-duration>
    <meta:generator>OpenOffice.org/3.2$Linux OpenOffice.org_project/320m19$Build-9505</meta:generator>
    <meta:document-statistic meta:object-count="278"/>
  </office:meta>
</office:document-meta>
</file>